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800000018F98B09FA176F4D0E.png" manifest:media-type="image/png"/>
  <manifest:file-entry manifest:full-path="Pictures/100002010000001800000018DE4F40EFFD6797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master-page-name="Converted133">
      <style:table-properties style:width="0.0347in" fo:margin-left="-0.075in" fo:margin-top="0in" fo:margin-bottom="0in" style:page-number="auto" table:align="left" fo:background-color="transparent" style:writing-mode="lr-tb">
        <style:background-image/>
      </style:table-properties>
    </style:style>
    <style:style style:name="Table1.A" style:family="table-column">
      <style:table-column-properties style:column-width="0.0347in"/>
    </style:style>
    <style:style style:name="Table1.1" style:family="table-row">
      <style:table-row-properties fo:keep-together="auto"/>
    </style:style>
    <style:style style:name="Table1.A1" style:family="table-cell">
      <style:table-cell-properties style:vertical-align="middle" fo:background-color="transparent" fo:padding-left="0.075in" fo:padding-right="0.075in" fo:padding-top="0in" fo:padding-bottom="0in" fo:border="none">
        <style:background-image/>
      </style:table-cell-properties>
    </style:style>
    <style:style style:name="Table4" style:family="table" style:master-page-name="Converted321">
      <style:table-properties style:width="0.0347in" fo:margin-left="-0.075in" fo:margin-top="0in" fo:margin-bottom="0in" style:page-number="auto" table:align="left" fo:background-color="transparent" style:writing-mode="lr-tb">
        <style:background-image/>
      </style:table-properties>
    </style:style>
    <style:style style:name="Table4.A" style:family="table-column">
      <style:table-column-properties style:column-width="0.0347in"/>
    </style:style>
    <style:style style:name="Table4.1" style:family="table-row">
      <style:table-row-properties fo:keep-together="auto"/>
    </style:style>
    <style:style style:name="Table4.A1" style:family="table-cell">
      <style:table-cell-properties style:vertical-align="middle" fo:background-color="transparent" fo:padding-left="0.075in" fo:padding-right="0.075in" fo:padding-top="0in" fo:padding-bottom="0in" fo:border="none">
        <style:background-image/>
      </style:table-cell-properties>
    </style:style>
    <style:style style:name="Table5" style:family="table" style:master-page-name="Converted416">
      <style:table-properties style:width="6.6493in" fo:margin-left="-0.075in" fo:margin-top="0in" fo:margin-bottom="0in" style:page-number="auto" table:align="left" fo:background-color="transparent" style:writing-mode="lr-tb">
        <style:background-image/>
      </style:table-properties>
    </style:style>
    <style:style style:name="Table5.A" style:family="table-column">
      <style:table-column-properties style:column-width="1.1083in"/>
    </style:style>
    <style:style style:name="Table5.B" style:family="table-column">
      <style:table-column-properties style:column-width="1.1076in"/>
    </style:style>
    <style:style style:name="Table5.F" style:family="table-column">
      <style:table-column-properties style:column-width="1.109in"/>
    </style:style>
    <style:style style:name="Table5.1" style:family="table-row">
      <style:table-row-properties fo:keep-together="auto"/>
    </style:style>
    <style:style style:name="Table5.A1" style:family="table-cell">
      <style:table-cell-properties style:vertical-align="middle" fo:background-color="transparent" fo:padding-left="0.075in" fo:padding-right="0.075in" fo:padding-top="0in" fo:padding-bottom="0in" fo:border-left="none" fo:border-right="0.5pt solid #bfbfbf" fo:border-top="none" fo:border-bottom="0.5pt solid #bfbfbf">
        <style:background-image/>
      </style:table-cell-properties>
    </style:style>
    <style:style style:name="Table5.B1" style:family="table-cell">
      <style:table-cell-properties style:vertical-align="middle" fo:background-color="transparent" fo:padding-left="0.075in" fo:padding-right="0.075in" fo:padding-top="0in" fo:padding-bottom="0in" fo:border-left="none" fo:border-right="none" fo:border-top="none" fo:border-bottom="0.5pt solid #bfbfbf">
        <style:background-image/>
      </style:table-cell-properties>
    </style:style>
    <style:style style:name="Table5.A2" style:family="table-cell">
      <style:table-cell-properties style:vertical-align="middle" fo:background-color="transparent" fo:padding-left="0.075in" fo:padding-right="0.075in" fo:padding-top="0in" fo:padding-bottom="0in" fo:border-left="none" fo:border-right="0.5pt solid #bfbfbf" fo:border-top="none" fo:border-bottom="none">
        <style:background-image/>
      </style:table-cell-properties>
    </style:style>
    <style:style style:name="Table5.B2" style:family="table-cell">
      <style:table-cell-properties style:vertical-align="middle" fo:background-color="transparent" fo:padding-left="0.075in" fo:padding-right="0.075in" fo:padding-top="0in" fo:padding-bottom="0in" fo:border="none">
        <style:background-image/>
      </style:table-cell-properties>
    </style:style>
    <style:style style:name="Table6" style:family="table" style:master-page-name="Converted419">
      <style:table-properties style:width="6.5in" style:rel-width="100%" fo:margin-left="-0.075in" fo:margin-top="0in" fo:margin-bottom="0in" style:page-number="auto" table:align="left" style:writing-mode="lr-tb"/>
    </style:style>
    <style:style style:name="Table6.A" style:family="table-column">
      <style:table-column-properties style:column-width="0.9285in" style:rel-column-width="9358*"/>
    </style:style>
    <style:style style:name="Table6.B" style:family="table-column">
      <style:table-column-properties style:column-width="5.5715in" style:rel-column-width="56176*"/>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none"/>
    </style:style>
    <style:style style:name="Table7" style:family="table" style:master-page-name="Converted472">
      <style:table-properties style:width="0.0347in" fo:margin-left="-0.075in" fo:margin-top="0in" fo:margin-bottom="0in" style:page-number="auto" table:align="left" fo:background-color="transparent" style:writing-mode="lr-tb">
        <style:background-image/>
      </style:table-properties>
    </style:style>
    <style:style style:name="Table7.A" style:family="table-column">
      <style:table-column-properties style:column-width="0.0347in"/>
    </style:style>
    <style:style style:name="Table7.1" style:family="table-row">
      <style:table-row-properties fo:keep-together="auto"/>
    </style:style>
    <style:style style:name="Table7.A1" style:family="table-cell">
      <style:table-cell-properties style:vertical-align="middle" fo:background-color="transparent" fo:padding-left="0.075in" fo:padding-right="0.075in" fo:padding-top="0in" fo:padding-bottom="0in" fo:border="none">
        <style:background-image/>
      </style:table-cell-properties>
    </style:style>
    <style:style style:name="P1" style:family="paragraph" style:parent-style-name="Footer">
      <style:paragraph-properties fo:padding="0in" fo:border="none"/>
    </style:style>
    <style:style style:name="P2" style:family="paragraph" style:parent-style-name="BlockEndLabel" style:master-page-name="Converted106">
      <style:paragraph-properties style:page-number="auto"/>
    </style:style>
    <style:style style:name="P3" style:family="paragraph" style:parent-style-name="BlockEndLabel" style:master-page-name="Converted126">
      <style:paragraph-properties style:page-number="auto"/>
    </style:style>
    <style:style style:name="P4" style:family="paragraph" style:parent-style-name="BlockEndLabel" style:master-page-name="Converted152">
      <style:paragraph-properties style:page-number="auto"/>
    </style:style>
    <style:style style:name="P5" style:family="paragraph" style:parent-style-name="BlockEndLabel" style:master-page-name="Converted189">
      <style:paragraph-properties style:page-number="auto"/>
    </style:style>
    <style:style style:name="P6" style:family="paragraph" style:parent-style-name="BlockEndLabel" style:master-page-name="Converted210">
      <style:paragraph-properties style:page-number="auto"/>
    </style:style>
    <style:style style:name="P7" style:family="paragraph" style:parent-style-name="BlockEndLabel" style:master-page-name="Converted230">
      <style:paragraph-properties style:page-number="auto"/>
    </style:style>
    <style:style style:name="P8" style:family="paragraph" style:parent-style-name="BlockEndLabel" style:master-page-name="Converted247">
      <style:paragraph-properties style:page-number="auto"/>
    </style:style>
    <style:style style:name="P9" style:family="paragraph" style:parent-style-name="BlockEndLabel" style:master-page-name="Converted273">
      <style:paragraph-properties style:page-number="auto"/>
    </style:style>
    <style:style style:name="P10" style:family="paragraph" style:parent-style-name="BlockEndLabel" style:master-page-name="Converted293">
      <style:paragraph-properties style:page-number="auto"/>
    </style:style>
    <style:style style:name="P11" style:family="paragraph" style:parent-style-name="BlockEndLabel" style:master-page-name="Converted314">
      <style:paragraph-properties style:page-number="auto"/>
    </style:style>
    <style:style style:name="P12" style:family="paragraph" style:parent-style-name="BlockEndLabel" style:master-page-name="Converted333">
      <style:paragraph-properties style:page-number="auto"/>
    </style:style>
    <style:style style:name="P13" style:family="paragraph" style:parent-style-name="BlockEndLabel" style:master-page-name="Converted350">
      <style:paragraph-properties style:page-number="auto"/>
    </style:style>
    <style:style style:name="P14" style:family="paragraph" style:parent-style-name="BlockEndLabel" style:master-page-name="Converted370">
      <style:paragraph-properties style:page-number="auto"/>
    </style:style>
    <style:style style:name="P15" style:family="paragraph" style:parent-style-name="BlockEndLabel" style:master-page-name="Converted390">
      <style:paragraph-properties style:page-number="auto"/>
    </style:style>
    <style:style style:name="P16" style:family="paragraph" style:parent-style-name="BlockEndLabel" style:master-page-name="Converted411">
      <style:paragraph-properties style:page-number="auto"/>
    </style:style>
    <style:style style:name="P17" style:family="paragraph" style:parent-style-name="BlockEndLabel" style:master-page-name="Converted450">
      <style:paragraph-properties style:page-number="auto"/>
    </style:style>
    <style:style style:name="P18" style:family="paragraph" style:parent-style-name="BlockEndLabel" style:master-page-name="Converted461">
      <style:paragraph-properties style:page-number="auto"/>
    </style:style>
    <style:style style:name="P19" style:family="paragraph" style:parent-style-name="BlockEndLabel" style:master-page-name="Converted506">
      <style:paragraph-properties style:page-number="auto"/>
    </style:style>
    <style:style style:name="P20" style:family="paragraph" style:parent-style-name="BlockEndLabel" style:master-page-name="Converted514">
      <style:paragraph-properties style:page-number="auto"/>
    </style:style>
    <style:style style:name="P21" style:family="paragraph" style:parent-style-name="BlockSeparator" style:master-page-name="Converted107">
      <style:paragraph-properties style:page-number="auto"/>
    </style:style>
    <style:style style:name="P22" style:family="paragraph" style:parent-style-name="BlockSeparator" style:master-page-name="Converted127">
      <style:paragraph-properties style:page-number="auto"/>
    </style:style>
    <style:style style:name="P23" style:family="paragraph" style:parent-style-name="BlockSeparator" style:master-page-name="Converted153">
      <style:paragraph-properties style:page-number="auto"/>
    </style:style>
    <style:style style:name="P24" style:family="paragraph" style:parent-style-name="BlockSeparator" style:master-page-name="Converted190">
      <style:paragraph-properties style:page-number="auto"/>
    </style:style>
    <style:style style:name="P25" style:family="paragraph" style:parent-style-name="BlockSeparator" style:master-page-name="Converted315">
      <style:paragraph-properties style:page-number="auto"/>
    </style:style>
    <style:style style:name="P26" style:family="paragraph" style:parent-style-name="BlockSeparator" style:master-page-name="Converted334">
      <style:paragraph-properties style:page-number="auto"/>
    </style:style>
    <style:style style:name="P27" style:family="paragraph" style:parent-style-name="BlockSeparator" style:master-page-name="Converted351">
      <style:paragraph-properties style:page-number="auto"/>
    </style:style>
    <style:style style:name="P28" style:family="paragraph" style:parent-style-name="BlockSeparator" style:master-page-name="Converted371">
      <style:paragraph-properties style:page-number="auto"/>
    </style:style>
    <style:style style:name="P29" style:family="paragraph" style:parent-style-name="BlockSeparator" style:master-page-name="Converted391">
      <style:paragraph-properties style:page-number="auto"/>
    </style:style>
    <style:style style:name="P30" style:family="paragraph" style:parent-style-name="BlockSeparator" style:master-page-name="Converted412">
      <style:paragraph-properties style:page-number="auto"/>
    </style:style>
    <style:style style:name="P31" style:family="paragraph" style:parent-style-name="BlockSeparator" style:master-page-name="Converted451">
      <style:paragraph-properties style:page-number="auto"/>
    </style:style>
    <style:style style:name="P32" style:family="paragraph" style:parent-style-name="BlockSeparator" style:master-page-name="Converted462">
      <style:paragraph-properties style:page-number="auto"/>
    </style:style>
    <style:style style:name="P33" style:family="paragraph" style:parent-style-name="BlockSeparator" style:master-page-name="Converted507">
      <style:paragraph-properties style:page-number="auto"/>
    </style:style>
    <style:style style:name="P34" style:family="paragraph" style:parent-style-name="BlockSeparator" style:master-page-name="Converted515">
      <style:paragraph-properties style:page-number="auto"/>
    </style:style>
    <style:style style:name="P35" style:family="paragraph" style:parent-style-name="BlockStartLabel" style:master-page-name="Converted108">
      <style:paragraph-properties style:page-number="auto"/>
    </style:style>
    <style:style style:name="P36" style:family="paragraph" style:parent-style-name="BlockStartLabel" style:master-page-name="Converted128">
      <style:paragraph-properties style:page-number="auto"/>
    </style:style>
    <style:style style:name="P37" style:family="paragraph" style:parent-style-name="BlockStartLabel" style:master-page-name="Converted154">
      <style:paragraph-properties style:page-number="auto"/>
    </style:style>
    <style:style style:name="P38" style:family="paragraph" style:parent-style-name="BlockStartLabel" style:master-page-name="Converted191">
      <style:paragraph-properties style:page-number="auto"/>
    </style:style>
    <style:style style:name="P39" style:family="paragraph" style:parent-style-name="BlockStartLabel" style:master-page-name="Converted212">
      <style:paragraph-properties style:page-number="auto"/>
    </style:style>
    <style:style style:name="P40" style:family="paragraph" style:parent-style-name="BlockStartLabel" style:master-page-name="Converted232">
      <style:paragraph-properties style:page-number="auto"/>
    </style:style>
    <style:style style:name="P41" style:family="paragraph" style:parent-style-name="BlockStartLabel" style:master-page-name="Converted249">
      <style:paragraph-properties style:page-number="auto"/>
    </style:style>
    <style:style style:name="P42" style:family="paragraph" style:parent-style-name="BlockStartLabel" style:master-page-name="Converted275">
      <style:paragraph-properties style:page-number="auto"/>
    </style:style>
    <style:style style:name="P43" style:family="paragraph" style:parent-style-name="BlockStartLabel" style:master-page-name="Converted295">
      <style:paragraph-properties style:page-number="auto"/>
    </style:style>
    <style:style style:name="P44" style:family="paragraph" style:parent-style-name="BlockStartLabel" style:master-page-name="Converted316">
      <style:paragraph-properties style:page-number="auto"/>
    </style:style>
    <style:style style:name="P45" style:family="paragraph" style:parent-style-name="BlockStartLabel" style:master-page-name="Converted335">
      <style:paragraph-properties style:page-number="auto"/>
    </style:style>
    <style:style style:name="P46" style:family="paragraph" style:parent-style-name="BlockStartLabel" style:master-page-name="Converted352">
      <style:paragraph-properties style:page-number="auto"/>
    </style:style>
    <style:style style:name="P47" style:family="paragraph" style:parent-style-name="BlockStartLabel" style:master-page-name="Converted372">
      <style:paragraph-properties style:page-number="auto"/>
    </style:style>
    <style:style style:name="P48" style:family="paragraph" style:parent-style-name="BlockStartLabel" style:master-page-name="Converted392">
      <style:paragraph-properties style:page-number="auto"/>
    </style:style>
    <style:style style:name="P49" style:family="paragraph" style:parent-style-name="BlockStartLabel" style:master-page-name="Converted413">
      <style:paragraph-properties style:page-number="auto"/>
    </style:style>
    <style:style style:name="P50" style:family="paragraph" style:parent-style-name="BlockStartLabel" style:master-page-name="Converted452">
      <style:paragraph-properties style:page-number="auto"/>
    </style:style>
    <style:style style:name="P51" style:family="paragraph" style:parent-style-name="BlockStartLabel" style:master-page-name="Converted463">
      <style:paragraph-properties style:page-number="auto"/>
    </style:style>
    <style:style style:name="P52" style:family="paragraph" style:parent-style-name="BlockStartLabel" style:master-page-name="Converted508">
      <style:paragraph-properties style:page-number="auto"/>
    </style:style>
    <style:style style:name="P53" style:family="paragraph" style:parent-style-name="BlockStartLabel" style:master-page-name="Converted167">
      <style:paragraph-properties style:page-number="auto"/>
    </style:style>
    <style:style style:name="P54" style:family="paragraph" style:parent-style-name="Dropdown" style:master-page-name="Converted499">
      <style:paragraph-properties style:page-number="auto" fo:keep-with-next="always"/>
    </style:style>
    <style:style style:name="P55" style:family="paragraph" style:parent-style-name="Dropdown" style:master-page-name="Converted504">
      <style:paragraph-properties style:page-number="auto" fo:keep-with-next="always"/>
    </style:style>
    <style:style style:name="P56" style:family="paragraph" style:parent-style-name="List_20_Paragraph" style:list-style-name="WWNum4">
      <style:text-properties officeooo:paragraph-rsid="000853c9"/>
    </style:style>
    <style:style style:name="P57" style:family="paragraph" style:parent-style-name="List_20_Paragraph" style:list-style-name="">
      <style:paragraph-properties fo:line-height="115%" fo:text-align="start" style:justify-single-word="false" fo:orphans="2" fo:widows="2"/>
      <style:text-properties officeooo:paragraph-rsid="000dd067"/>
    </style:style>
    <style:style style:name="P58" style:family="paragraph" style:parent-style-name="List_20_Paragraph" style:list-style-name="WWNum4">
      <style:paragraph-properties fo:keep-with-next="always"/>
    </style:style>
    <style:style style:name="P59" style:family="paragraph" style:parent-style-name="List_20_Paragraph" style:list-style-name="WWNum4" style:master-page-name="Converted94">
      <style:paragraph-properties style:page-number="auto" fo:keep-with-next="always"/>
    </style:style>
    <style:style style:name="P60" style:family="paragraph" style:parent-style-name="List_20_Paragraph" style:list-style-name="WWNum4" style:master-page-name="Converted95">
      <style:paragraph-properties style:page-number="auto" fo:keep-with-next="always"/>
    </style:style>
    <style:style style:name="P61" style:family="paragraph" style:parent-style-name="List_20_Paragraph" style:list-style-name="WWNum4" style:master-page-name="Converted96">
      <style:paragraph-properties style:page-number="auto" fo:keep-with-next="always"/>
    </style:style>
    <style:style style:name="P62" style:family="paragraph" style:parent-style-name="List_20_Paragraph" style:master-page-name="Converted101">
      <style:paragraph-properties fo:margin-left="0in" fo:margin-right="0in" fo:text-indent="0in" style:auto-text-indent="false" style:page-number="auto" fo:keep-with-next="always"/>
    </style:style>
    <style:style style:name="P63" style:family="paragraph" style:parent-style-name="List_20_Paragraph" style:master-page-name="Converted102">
      <style:paragraph-properties fo:margin-left="0in" fo:margin-right="0in" fo:text-indent="0in" style:auto-text-indent="false" style:page-number="auto" fo:keep-with-next="always"/>
    </style:style>
    <style:style style:name="P64" style:family="paragraph" style:parent-style-name="List_20_Paragraph" style:master-page-name="Converted103">
      <style:paragraph-properties fo:margin-left="0in" fo:margin-right="0in" fo:text-indent="0in" style:auto-text-indent="false" style:page-number="auto" fo:keep-with-next="always"/>
    </style:style>
    <style:style style:name="P65" style:family="paragraph" style:parent-style-name="List_20_Paragraph" style:master-page-name="Converted104">
      <style:paragraph-properties fo:margin-left="0in" fo:margin-right="0in" fo:text-indent="0in" style:auto-text-indent="false" style:page-number="auto" fo:keep-with-next="always"/>
    </style:style>
    <style:style style:name="P66" style:family="paragraph" style:parent-style-name="List_20_Paragraph" style:master-page-name="Converted121">
      <style:paragraph-properties fo:margin-left="0in" fo:margin-right="0in" fo:text-indent="0in" style:auto-text-indent="false" style:page-number="auto" fo:keep-with-next="always"/>
    </style:style>
    <style:style style:name="P67" style:family="paragraph" style:parent-style-name="List_20_Paragraph" style:master-page-name="Converted122">
      <style:paragraph-properties fo:margin-left="0in" fo:margin-right="0in" fo:text-indent="0in" style:auto-text-indent="false" style:page-number="auto" fo:keep-with-next="always"/>
    </style:style>
    <style:style style:name="P68" style:family="paragraph" style:parent-style-name="List_20_Paragraph" style:master-page-name="Converted123">
      <style:paragraph-properties fo:margin-left="0in" fo:margin-right="0in" fo:text-indent="0in" style:auto-text-indent="false" style:page-number="auto" fo:keep-with-next="always"/>
    </style:style>
    <style:style style:name="P69" style:family="paragraph" style:parent-style-name="List_20_Paragraph" style:master-page-name="Converted124">
      <style:paragraph-properties fo:margin-left="0in" fo:margin-right="0in" fo:text-indent="0in" style:auto-text-indent="false" style:page-number="auto" fo:keep-with-next="always"/>
    </style:style>
    <style:style style:name="P70" style:family="paragraph" style:parent-style-name="List_20_Paragraph" style:master-page-name="Converted147">
      <style:paragraph-properties fo:margin-left="0in" fo:margin-right="0in" fo:text-indent="0in" style:auto-text-indent="false" style:page-number="auto" fo:keep-with-next="always"/>
    </style:style>
    <style:style style:name="P71" style:family="paragraph" style:parent-style-name="List_20_Paragraph" style:master-page-name="Converted148">
      <style:paragraph-properties fo:margin-left="0in" fo:margin-right="0in" fo:text-indent="0in" style:auto-text-indent="false" style:page-number="auto" fo:keep-with-next="always"/>
    </style:style>
    <style:style style:name="P72" style:family="paragraph" style:parent-style-name="List_20_Paragraph" style:master-page-name="Converted149">
      <style:paragraph-properties fo:margin-left="0in" fo:margin-right="0in" fo:text-indent="0in" style:auto-text-indent="false" style:page-number="auto" fo:keep-with-next="always"/>
    </style:style>
    <style:style style:name="P73" style:family="paragraph" style:parent-style-name="List_20_Paragraph" style:master-page-name="Converted150">
      <style:paragraph-properties fo:margin-left="0in" fo:margin-right="0in" fo:text-indent="0in" style:auto-text-indent="false" style:page-number="auto" fo:keep-with-next="always"/>
    </style:style>
    <style:style style:name="P74" style:family="paragraph" style:parent-style-name="List_20_Paragraph" style:master-page-name="Converted184">
      <style:paragraph-properties fo:margin-left="0in" fo:margin-right="0in" fo:text-indent="0in" style:auto-text-indent="false" style:page-number="auto" fo:keep-with-next="always"/>
    </style:style>
    <style:style style:name="P75" style:family="paragraph" style:parent-style-name="List_20_Paragraph" style:master-page-name="Converted185">
      <style:paragraph-properties fo:margin-left="0in" fo:margin-right="0in" fo:text-indent="0in" style:auto-text-indent="false" style:page-number="auto" fo:keep-with-next="always"/>
    </style:style>
    <style:style style:name="P76" style:family="paragraph" style:parent-style-name="List_20_Paragraph" style:master-page-name="Converted186">
      <style:paragraph-properties fo:margin-left="0in" fo:margin-right="0in" fo:text-indent="0in" style:auto-text-indent="false" style:page-number="auto" fo:keep-with-next="always"/>
    </style:style>
    <style:style style:name="P77" style:family="paragraph" style:parent-style-name="List_20_Paragraph" style:master-page-name="Converted187">
      <style:paragraph-properties fo:margin-left="0in" fo:margin-right="0in" fo:text-indent="0in" style:auto-text-indent="false" style:page-number="auto" fo:keep-with-next="always"/>
    </style:style>
    <style:style style:name="P78" style:family="paragraph" style:parent-style-name="List_20_Paragraph" style:master-page-name="Converted309">
      <style:paragraph-properties fo:margin-left="0in" fo:margin-right="0in" fo:text-indent="0in" style:auto-text-indent="false" style:page-number="auto" fo:keep-with-next="always"/>
    </style:style>
    <style:style style:name="P79" style:family="paragraph" style:parent-style-name="List_20_Paragraph" style:master-page-name="Converted310">
      <style:paragraph-properties fo:margin-left="0in" fo:margin-right="0in" fo:text-indent="0in" style:auto-text-indent="false" style:page-number="auto" fo:keep-with-next="always"/>
    </style:style>
    <style:style style:name="P80" style:family="paragraph" style:parent-style-name="List_20_Paragraph" style:master-page-name="Converted311">
      <style:paragraph-properties fo:margin-left="0in" fo:margin-right="0in" fo:text-indent="0in" style:auto-text-indent="false" style:page-number="auto" fo:keep-with-next="always"/>
    </style:style>
    <style:style style:name="P81" style:family="paragraph" style:parent-style-name="List_20_Paragraph" style:master-page-name="Converted312">
      <style:paragraph-properties fo:margin-left="0in" fo:margin-right="0in" fo:text-indent="0in" style:auto-text-indent="false" style:page-number="auto" fo:keep-with-next="always"/>
    </style:style>
    <style:style style:name="P82" style:family="paragraph" style:parent-style-name="List_20_Paragraph" style:master-page-name="Converted328">
      <style:paragraph-properties fo:margin-left="0in" fo:margin-right="0in" fo:text-indent="0in" style:auto-text-indent="false" style:page-number="auto" fo:keep-with-next="always"/>
    </style:style>
    <style:style style:name="P83" style:family="paragraph" style:parent-style-name="List_20_Paragraph" style:master-page-name="Converted329">
      <style:paragraph-properties fo:margin-left="0in" fo:margin-right="0in" fo:text-indent="0in" style:auto-text-indent="false" style:page-number="auto" fo:keep-with-next="always"/>
    </style:style>
    <style:style style:name="P84" style:family="paragraph" style:parent-style-name="List_20_Paragraph" style:master-page-name="Converted330">
      <style:paragraph-properties fo:margin-left="0in" fo:margin-right="0in" fo:text-indent="0in" style:auto-text-indent="false" style:page-number="auto" fo:keep-with-next="always"/>
    </style:style>
    <style:style style:name="P85" style:family="paragraph" style:parent-style-name="List_20_Paragraph" style:master-page-name="Converted331">
      <style:paragraph-properties fo:margin-left="0in" fo:margin-right="0in" fo:text-indent="0in" style:auto-text-indent="false" style:page-number="auto" fo:keep-with-next="always"/>
    </style:style>
    <style:style style:name="P86" style:family="paragraph" style:parent-style-name="List_20_Paragraph" style:master-page-name="Converted345">
      <style:paragraph-properties fo:margin-left="0in" fo:margin-right="0in" fo:text-indent="0in" style:auto-text-indent="false" style:page-number="auto" fo:keep-with-next="always"/>
    </style:style>
    <style:style style:name="P87" style:family="paragraph" style:parent-style-name="List_20_Paragraph" style:master-page-name="Converted346">
      <style:paragraph-properties fo:margin-left="0in" fo:margin-right="0in" fo:text-indent="0in" style:auto-text-indent="false" style:page-number="auto" fo:keep-with-next="always"/>
    </style:style>
    <style:style style:name="P88" style:family="paragraph" style:parent-style-name="List_20_Paragraph" style:master-page-name="Converted347">
      <style:paragraph-properties fo:margin-left="0in" fo:margin-right="0in" fo:text-indent="0in" style:auto-text-indent="false" style:page-number="auto" fo:keep-with-next="always"/>
    </style:style>
    <style:style style:name="P89" style:family="paragraph" style:parent-style-name="List_20_Paragraph" style:master-page-name="Converted348">
      <style:paragraph-properties fo:margin-left="0in" fo:margin-right="0in" fo:text-indent="0in" style:auto-text-indent="false" style:page-number="auto" fo:keep-with-next="always"/>
    </style:style>
    <style:style style:name="P90" style:family="paragraph" style:parent-style-name="List_20_Paragraph" style:master-page-name="Converted365">
      <style:paragraph-properties fo:margin-left="0in" fo:margin-right="0in" fo:text-indent="0in" style:auto-text-indent="false" style:page-number="auto" fo:keep-with-next="always"/>
    </style:style>
    <style:style style:name="P91" style:family="paragraph" style:parent-style-name="List_20_Paragraph" style:master-page-name="Converted366">
      <style:paragraph-properties fo:margin-left="0in" fo:margin-right="0in" fo:text-indent="0in" style:auto-text-indent="false" style:page-number="auto" fo:keep-with-next="always"/>
    </style:style>
    <style:style style:name="P92" style:family="paragraph" style:parent-style-name="List_20_Paragraph" style:master-page-name="Converted367">
      <style:paragraph-properties fo:margin-left="0in" fo:margin-right="0in" fo:text-indent="0in" style:auto-text-indent="false" style:page-number="auto" fo:keep-with-next="always"/>
    </style:style>
    <style:style style:name="P93" style:family="paragraph" style:parent-style-name="List_20_Paragraph" style:master-page-name="Converted368">
      <style:paragraph-properties fo:margin-left="0in" fo:margin-right="0in" fo:text-indent="0in" style:auto-text-indent="false" style:page-number="auto" fo:keep-with-next="always"/>
    </style:style>
    <style:style style:name="P94" style:family="paragraph" style:parent-style-name="List_20_Paragraph" style:master-page-name="Converted385">
      <style:paragraph-properties fo:margin-left="0in" fo:margin-right="0in" fo:text-indent="0in" style:auto-text-indent="false" style:page-number="auto" fo:keep-with-next="always"/>
    </style:style>
    <style:style style:name="P95" style:family="paragraph" style:parent-style-name="List_20_Paragraph" style:master-page-name="Converted386">
      <style:paragraph-properties fo:margin-left="0in" fo:margin-right="0in" fo:text-indent="0in" style:auto-text-indent="false" style:page-number="auto" fo:keep-with-next="always"/>
    </style:style>
    <style:style style:name="P96" style:family="paragraph" style:parent-style-name="List_20_Paragraph" style:master-page-name="Converted387">
      <style:paragraph-properties fo:margin-left="0in" fo:margin-right="0in" fo:text-indent="0in" style:auto-text-indent="false" style:page-number="auto" fo:keep-with-next="always"/>
    </style:style>
    <style:style style:name="P97" style:family="paragraph" style:parent-style-name="List_20_Paragraph" style:master-page-name="Converted388">
      <style:paragraph-properties fo:margin-left="0in" fo:margin-right="0in" fo:text-indent="0in" style:auto-text-indent="false" style:page-number="auto" fo:keep-with-next="always"/>
    </style:style>
    <style:style style:name="P98" style:family="paragraph" style:parent-style-name="List_20_Paragraph" style:master-page-name="Converted406">
      <style:paragraph-properties fo:margin-left="0in" fo:margin-right="0in" fo:text-indent="0in" style:auto-text-indent="false" style:page-number="auto" fo:keep-with-next="always"/>
    </style:style>
    <style:style style:name="P99" style:family="paragraph" style:parent-style-name="List_20_Paragraph" style:master-page-name="Converted407">
      <style:paragraph-properties fo:margin-left="0in" fo:margin-right="0in" fo:text-indent="0in" style:auto-text-indent="false" style:page-number="auto" fo:keep-with-next="always"/>
    </style:style>
    <style:style style:name="P100" style:family="paragraph" style:parent-style-name="List_20_Paragraph" style:master-page-name="Converted408">
      <style:paragraph-properties fo:margin-left="0in" fo:margin-right="0in" fo:text-indent="0in" style:auto-text-indent="false" style:page-number="auto" fo:keep-with-next="always"/>
    </style:style>
    <style:style style:name="P101" style:family="paragraph" style:parent-style-name="List_20_Paragraph" style:master-page-name="Converted409">
      <style:paragraph-properties fo:margin-left="0in" fo:margin-right="0in" fo:text-indent="0in" style:auto-text-indent="false" style:page-number="auto" fo:keep-with-next="always"/>
    </style:style>
    <style:style style:name="P102" style:family="paragraph" style:parent-style-name="List_20_Paragraph" style:list-style-name="WWNum4" style:master-page-name="Converted115">
      <style:paragraph-properties style:page-number="auto" fo:keep-with-next="always"/>
    </style:style>
    <style:style style:name="P103" style:family="paragraph" style:parent-style-name="List_20_Paragraph" style:list-style-name="WWNum4" style:master-page-name="Converted116">
      <style:paragraph-properties style:page-number="auto" fo:keep-with-next="always"/>
    </style:style>
    <style:style style:name="P104" style:family="paragraph" style:parent-style-name="List_20_Paragraph" style:list-style-name="WWNum4" style:master-page-name="Converted135">
      <style:paragraph-properties style:page-number="auto" fo:keep-with-next="always"/>
    </style:style>
    <style:style style:name="P105" style:family="paragraph" style:parent-style-name="List_20_Paragraph" style:list-style-name="WWNum4" style:master-page-name="Converted136">
      <style:paragraph-properties style:page-number="auto" fo:keep-with-next="always"/>
      <style:text-properties officeooo:paragraph-rsid="000dd067"/>
    </style:style>
    <style:style style:name="P106" style:family="paragraph" style:parent-style-name="List_20_Paragraph" style:list-style-name="WWNum4" style:master-page-name="Converted141">
      <style:paragraph-properties style:page-number="auto" fo:keep-with-next="always"/>
    </style:style>
    <style:style style:name="P107" style:family="paragraph" style:parent-style-name="List_20_Paragraph" style:list-style-name="WWNum4" style:master-page-name="Converted142">
      <style:paragraph-properties style:page-number="auto" fo:keep-with-next="always"/>
    </style:style>
    <style:style style:name="P108" style:family="paragraph" style:parent-style-name="List_20_Paragraph" style:list-style-name="WWNum4" style:master-page-name="Converted157">
      <style:paragraph-properties style:page-number="auto" fo:keep-with-next="always"/>
    </style:style>
    <style:style style:name="P109" style:family="paragraph" style:parent-style-name="List_20_Paragraph" style:list-style-name="WWNum4" style:master-page-name="Converted158">
      <style:paragraph-properties style:page-number="auto" fo:keep-with-next="always"/>
    </style:style>
    <style:style style:name="P110" style:family="paragraph" style:parent-style-name="List_20_Paragraph" style:list-style-name="WWNum4" style:master-page-name="Converted159">
      <style:paragraph-properties style:page-number="auto" fo:keep-with-next="always"/>
    </style:style>
    <style:style style:name="P111" style:family="paragraph" style:parent-style-name="List_20_Paragraph" style:list-style-name="WWNum4" style:master-page-name="Converted178">
      <style:paragraph-properties style:page-number="auto" fo:keep-with-next="always"/>
    </style:style>
    <style:style style:name="P112" style:family="paragraph" style:parent-style-name="List_20_Paragraph" style:list-style-name="WWNum4" style:master-page-name="Converted179">
      <style:paragraph-properties style:page-number="auto" fo:keep-with-next="always"/>
    </style:style>
    <style:style style:name="P113" style:family="paragraph" style:parent-style-name="List_20_Paragraph" style:list-style-name="WWNum4" style:master-page-name="Converted198">
      <style:paragraph-properties style:page-number="auto" fo:keep-with-next="always"/>
    </style:style>
    <style:style style:name="P114" style:family="paragraph" style:parent-style-name="List_20_Paragraph" style:list-style-name="WWNum4" style:master-page-name="Converted199">
      <style:paragraph-properties style:page-number="auto" fo:keep-with-next="always"/>
    </style:style>
    <style:style style:name="P115" style:family="paragraph" style:parent-style-name="List_20_Paragraph" style:list-style-name="WWNum4" style:master-page-name="Converted200">
      <style:paragraph-properties style:page-number="auto" fo:keep-with-next="always"/>
    </style:style>
    <style:style style:name="P116" style:family="paragraph" style:parent-style-name="List_20_Paragraph" style:list-style-name="WWNum4" style:master-page-name="Converted219">
      <style:paragraph-properties style:page-number="auto" fo:keep-with-next="always"/>
    </style:style>
    <style:style style:name="P117" style:family="paragraph" style:parent-style-name="List_20_Paragraph" style:list-style-name="WWNum4" style:master-page-name="Converted220">
      <style:paragraph-properties style:page-number="auto" fo:keep-with-next="always"/>
    </style:style>
    <style:style style:name="P118" style:family="paragraph" style:parent-style-name="List_20_Paragraph" style:list-style-name="WWNum4" style:master-page-name="Converted235">
      <style:paragraph-properties style:page-number="auto" fo:keep-with-next="always"/>
    </style:style>
    <style:style style:name="P119" style:family="paragraph" style:parent-style-name="List_20_Paragraph" style:list-style-name="WWNum4" style:master-page-name="Converted236">
      <style:paragraph-properties style:page-number="auto" fo:keep-with-next="always"/>
    </style:style>
    <style:style style:name="P120" style:family="paragraph" style:parent-style-name="List_20_Paragraph" style:list-style-name="WWNum4" style:master-page-name="Converted237">
      <style:paragraph-properties style:page-number="auto" fo:keep-with-next="always"/>
    </style:style>
    <style:style style:name="P121" style:family="paragraph" style:parent-style-name="List_20_Paragraph" style:list-style-name="WWNum4" style:master-page-name="Converted256">
      <style:paragraph-properties style:page-number="auto" fo:keep-with-next="always"/>
    </style:style>
    <style:style style:name="P122" style:family="paragraph" style:parent-style-name="List_20_Paragraph" style:list-style-name="WWNum4" style:master-page-name="Converted257">
      <style:paragraph-properties style:page-number="auto" fo:keep-with-next="always"/>
    </style:style>
    <style:style style:name="P123" style:family="paragraph" style:parent-style-name="List_20_Paragraph" style:list-style-name="WWNum4" style:master-page-name="Converted262">
      <style:paragraph-properties style:page-number="auto" fo:keep-with-next="always"/>
    </style:style>
    <style:style style:name="P124" style:family="paragraph" style:parent-style-name="List_20_Paragraph" style:list-style-name="WWNum4" style:master-page-name="Converted263">
      <style:paragraph-properties style:page-number="auto" fo:keep-with-next="always"/>
    </style:style>
    <style:style style:name="P125" style:family="paragraph" style:parent-style-name="List_20_Paragraph" style:list-style-name="WWNum4" style:master-page-name="Converted282">
      <style:paragraph-properties style:page-number="auto" fo:keep-with-next="always"/>
    </style:style>
    <style:style style:name="P126" style:family="paragraph" style:parent-style-name="List_20_Paragraph" style:list-style-name="WWNum4" style:master-page-name="Converted283">
      <style:paragraph-properties style:page-number="auto" fo:keep-with-next="always"/>
    </style:style>
    <style:style style:name="P127" style:family="paragraph" style:parent-style-name="List_20_Paragraph" style:list-style-name="WWNum4" style:master-page-name="Converted302">
      <style:paragraph-properties style:page-number="auto" fo:keep-with-next="always"/>
    </style:style>
    <style:style style:name="P128" style:family="paragraph" style:parent-style-name="List_20_Paragraph" style:list-style-name="WWNum4" style:master-page-name="Converted303">
      <style:paragraph-properties style:page-number="auto" fo:keep-with-next="always"/>
    </style:style>
    <style:style style:name="P129" style:family="paragraph" style:parent-style-name="List_20_Paragraph" style:list-style-name="WWNum4" style:master-page-name="Converted304">
      <style:paragraph-properties style:page-number="auto" fo:keep-with-next="always"/>
    </style:style>
    <style:style style:name="P130" style:family="paragraph" style:parent-style-name="List_20_Paragraph" style:list-style-name="WWNum4" style:master-page-name="Converted338">
      <style:paragraph-properties style:page-number="auto" fo:keep-with-next="always"/>
    </style:style>
    <style:style style:name="P131" style:family="paragraph" style:parent-style-name="List_20_Paragraph" style:list-style-name="WWNum4" style:master-page-name="Converted339">
      <style:paragraph-properties style:page-number="auto" fo:keep-with-next="always"/>
    </style:style>
    <style:style style:name="P132" style:family="paragraph" style:parent-style-name="List_20_Paragraph" style:list-style-name="WWNum4" style:master-page-name="Converted340">
      <style:paragraph-properties style:page-number="auto" fo:keep-with-next="always"/>
    </style:style>
    <style:style style:name="P133" style:family="paragraph" style:parent-style-name="List_20_Paragraph" style:list-style-name="WWNum4" style:master-page-name="Converted359">
      <style:paragraph-properties style:page-number="auto" fo:keep-with-next="always"/>
    </style:style>
    <style:style style:name="P134" style:family="paragraph" style:parent-style-name="List_20_Paragraph" style:list-style-name="WWNum4" style:master-page-name="Converted360">
      <style:paragraph-properties style:page-number="auto" fo:keep-with-next="always"/>
    </style:style>
    <style:style style:name="P135" style:family="paragraph" style:parent-style-name="List_20_Paragraph" style:list-style-name="WWNum4" style:master-page-name="Converted379">
      <style:paragraph-properties style:page-number="auto" fo:keep-with-next="always"/>
    </style:style>
    <style:style style:name="P136" style:family="paragraph" style:parent-style-name="List_20_Paragraph" style:list-style-name="WWNum4" style:master-page-name="Converted380">
      <style:paragraph-properties style:page-number="auto" fo:keep-with-next="always"/>
    </style:style>
    <style:style style:name="P137" style:family="paragraph" style:parent-style-name="List_20_Paragraph" style:list-style-name="WWNum4" style:master-page-name="Converted399">
      <style:paragraph-properties style:page-number="auto" fo:keep-with-next="always"/>
    </style:style>
    <style:style style:name="P138" style:family="paragraph" style:parent-style-name="List_20_Paragraph" style:list-style-name="WWNum4" style:master-page-name="Converted400">
      <style:paragraph-properties style:page-number="auto" fo:keep-with-next="always"/>
    </style:style>
    <style:style style:name="P139" style:family="paragraph" style:parent-style-name="List_20_Paragraph" style:list-style-name="WWNum4" style:master-page-name="Converted401">
      <style:paragraph-properties style:page-number="auto" fo:keep-with-next="always"/>
    </style:style>
    <style:style style:name="P140" style:family="paragraph" style:parent-style-name="List_20_Paragraph" style:list-style-name="WWNum4">
      <style:paragraph-properties fo:margin-top="0in" fo:margin-bottom="0in" loext:contextual-spacing="false" fo:line-height="100%" fo:text-align="center" style:justify-single-word="false" fo:keep-with-next="always"/>
    </style:style>
    <style:style style:name="P141" style:family="paragraph" style:parent-style-name="List_20_Paragraph" style:list-style-name="WWNum4" style:master-page-name="Converted422">
      <style:paragraph-properties style:page-number="auto" fo:keep-with-next="always"/>
    </style:style>
    <style:style style:name="P142" style:family="paragraph" style:parent-style-name="List_20_Paragraph" style:list-style-name="WWNum4" style:master-page-name="Converted423">
      <style:paragraph-properties style:page-number="auto" fo:keep-with-next="always"/>
    </style:style>
    <style:style style:name="P143" style:family="paragraph" style:parent-style-name="List_20_Paragraph" style:list-style-name="WWNum4" style:master-page-name="Converted424">
      <style:paragraph-properties style:page-number="auto" fo:keep-with-next="always"/>
    </style:style>
    <style:style style:name="P144" style:family="paragraph" style:parent-style-name="List_20_Paragraph" style:list-style-name="WWNum4" style:master-page-name="Converted425">
      <style:paragraph-properties style:page-number="auto" fo:keep-with-next="always"/>
    </style:style>
    <style:style style:name="P145" style:family="paragraph" style:parent-style-name="List_20_Paragraph" style:list-style-name="WWNum4" style:master-page-name="Converted430">
      <style:paragraph-properties style:page-number="auto" fo:keep-with-next="always"/>
    </style:style>
    <style:style style:name="P146" style:family="paragraph" style:parent-style-name="List_20_Paragraph" style:list-style-name="WWNum4" style:master-page-name="Converted431">
      <style:paragraph-properties style:page-number="auto" fo:keep-with-next="always"/>
    </style:style>
    <style:style style:name="P147" style:family="paragraph" style:parent-style-name="List_20_Paragraph" style:list-style-name="WWNum4" style:master-page-name="Converted432">
      <style:paragraph-properties style:page-number="auto" fo:keep-with-next="always"/>
    </style:style>
    <style:style style:name="P148" style:family="paragraph" style:parent-style-name="List_20_Paragraph" style:list-style-name="WWNum4" style:master-page-name="Converted433">
      <style:paragraph-properties style:page-number="auto" fo:keep-with-next="always"/>
    </style:style>
    <style:style style:name="P149" style:family="paragraph" style:parent-style-name="List_20_Paragraph" style:list-style-name="WWNum4" style:master-page-name="Converted438">
      <style:paragraph-properties style:page-number="auto" fo:keep-with-next="always"/>
    </style:style>
    <style:style style:name="P150" style:family="paragraph" style:parent-style-name="List_20_Paragraph" style:list-style-name="WWNum4" style:master-page-name="Converted439">
      <style:paragraph-properties style:page-number="auto" fo:keep-with-next="always"/>
    </style:style>
    <style:style style:name="P151" style:family="paragraph" style:parent-style-name="List_20_Paragraph" style:list-style-name="WWNum4" style:master-page-name="Converted440">
      <style:paragraph-properties style:page-number="auto" fo:keep-with-next="always"/>
    </style:style>
    <style:style style:name="P152" style:family="paragraph" style:parent-style-name="List_20_Paragraph" style:list-style-name="WWNum4" style:master-page-name="Converted445">
      <style:paragraph-properties style:page-number="auto" fo:keep-with-next="always"/>
    </style:style>
    <style:style style:name="P153" style:family="paragraph" style:parent-style-name="List_20_Paragraph" style:list-style-name="WWNum4" style:master-page-name="Converted446">
      <style:paragraph-properties style:page-number="auto" fo:keep-with-next="always"/>
    </style:style>
    <style:style style:name="P154" style:family="paragraph" style:parent-style-name="List_20_Paragraph" style:list-style-name="WWNum4" style:master-page-name="Converted447">
      <style:paragraph-properties style:page-number="auto" fo:keep-with-next="always"/>
    </style:style>
    <style:style style:name="P155" style:family="paragraph" style:parent-style-name="List_20_Paragraph" style:list-style-name="WWNum4" style:master-page-name="Converted448">
      <style:paragraph-properties style:page-number="auto" fo:keep-with-next="always"/>
    </style:style>
    <style:style style:name="P156" style:family="paragraph" style:parent-style-name="List_20_Paragraph" style:list-style-name="WWNum4" style:master-page-name="Converted455">
      <style:paragraph-properties style:page-number="auto" fo:keep-with-next="always"/>
    </style:style>
    <style:style style:name="P157" style:family="paragraph" style:parent-style-name="List_20_Paragraph" style:list-style-name="WWNum4" style:master-page-name="Converted456">
      <style:paragraph-properties style:page-number="auto" fo:keep-with-next="always"/>
    </style:style>
    <style:style style:name="P158" style:family="paragraph" style:parent-style-name="List_20_Paragraph" style:list-style-name="WWNum4" style:master-page-name="Converted457">
      <style:paragraph-properties style:page-number="auto" fo:keep-with-next="always"/>
    </style:style>
    <style:style style:name="P159" style:family="paragraph" style:parent-style-name="List_20_Paragraph" style:list-style-name="WWNum4" style:master-page-name="Converted458">
      <style:paragraph-properties style:page-number="auto" fo:keep-with-next="always"/>
    </style:style>
    <style:style style:name="P160" style:family="paragraph" style:parent-style-name="List_20_Paragraph" style:list-style-name="WWNum4" style:master-page-name="Converted459">
      <style:paragraph-properties style:page-number="auto" fo:keep-with-next="always"/>
    </style:style>
    <style:style style:name="P161" style:family="paragraph" style:parent-style-name="List_20_Paragraph" style:list-style-name="WWNum4" style:master-page-name="Converted466">
      <style:paragraph-properties style:page-number="auto" fo:keep-with-next="always"/>
    </style:style>
    <style:style style:name="P162" style:family="paragraph" style:parent-style-name="List_20_Paragraph" style:list-style-name="WWNum4" style:master-page-name="Converted467">
      <style:paragraph-properties style:page-number="auto" fo:keep-with-next="always"/>
    </style:style>
    <style:style style:name="P163" style:family="paragraph" style:parent-style-name="List_20_Paragraph" style:list-style-name="WWNum4" style:master-page-name="Converted468">
      <style:paragraph-properties style:page-number="auto" fo:keep-with-next="always"/>
    </style:style>
    <style:style style:name="P164" style:family="paragraph" style:parent-style-name="List_20_Paragraph" style:list-style-name="WWNum4" style:master-page-name="Converted469">
      <style:paragraph-properties style:page-number="auto" fo:keep-with-next="always"/>
    </style:style>
    <style:style style:name="P165" style:family="paragraph" style:parent-style-name="List_20_Paragraph" style:list-style-name="WWNum4" style:master-page-name="Converted479">
      <style:paragraph-properties style:page-number="auto" fo:keep-with-next="always"/>
    </style:style>
    <style:style style:name="P166" style:family="paragraph" style:parent-style-name="List_20_Paragraph" style:list-style-name="WWNum4" style:master-page-name="Converted480">
      <style:paragraph-properties style:page-number="auto" fo:keep-with-next="always"/>
    </style:style>
    <style:style style:name="P167" style:family="paragraph" style:parent-style-name="List_20_Paragraph" style:list-style-name="WWNum4" style:master-page-name="Converted481">
      <style:paragraph-properties style:page-number="auto" fo:keep-with-next="always"/>
    </style:style>
    <style:style style:name="P168" style:family="paragraph" style:parent-style-name="List_20_Paragraph" style:list-style-name="WWNum4" style:master-page-name="Converted482">
      <style:paragraph-properties style:page-number="auto" fo:keep-with-next="always"/>
    </style:style>
    <style:style style:name="P169" style:family="paragraph" style:parent-style-name="List_20_Paragraph" style:list-style-name="WWNum4" style:master-page-name="Converted483">
      <style:paragraph-properties style:page-number="auto" fo:keep-with-next="always"/>
    </style:style>
    <style:style style:name="P170" style:family="paragraph" style:parent-style-name="List_20_Paragraph" style:list-style-name="WWNum4" style:master-page-name="Converted488">
      <style:paragraph-properties style:page-number="auto" fo:keep-with-next="always"/>
    </style:style>
    <style:style style:name="P171" style:family="paragraph" style:parent-style-name="List_20_Paragraph" style:list-style-name="WWNum4" style:master-page-name="Converted489">
      <style:paragraph-properties style:page-number="auto" fo:keep-with-next="always"/>
    </style:style>
    <style:style style:name="P172" style:family="paragraph" style:parent-style-name="List_20_Paragraph" style:list-style-name="WWNum4" style:master-page-name="Converted490">
      <style:paragraph-properties style:page-number="auto" fo:keep-with-next="always"/>
    </style:style>
    <style:style style:name="P173" style:family="paragraph" style:parent-style-name="List_20_Paragraph" style:list-style-name="WWNum4" style:master-page-name="Converted491">
      <style:paragraph-properties style:page-number="auto" fo:keep-with-next="always"/>
    </style:style>
    <style:style style:name="P174" style:family="paragraph" style:parent-style-name="List_20_Paragraph" style:list-style-name="WWNum4" style:master-page-name="Converted492">
      <style:paragraph-properties style:page-number="auto" fo:keep-with-next="always"/>
    </style:style>
    <style:style style:name="P175" style:family="paragraph" style:parent-style-name="List_20_Paragraph" style:list-style-name="WWNum4" style:master-page-name="Converted493">
      <style:paragraph-properties style:page-number="auto" fo:keep-with-next="always"/>
    </style:style>
    <style:style style:name="P176" style:family="paragraph" style:parent-style-name="List_20_Paragraph" style:list-style-name="WWNum4" style:master-page-name="Converted494">
      <style:paragraph-properties style:page-number="auto" fo:keep-with-next="always"/>
    </style:style>
    <style:style style:name="P177" style:family="paragraph" style:parent-style-name="List_20_Paragraph" style:list-style-name="WWNum4" style:master-page-name="Converted511">
      <style:paragraph-properties style:page-number="auto" fo:keep-with-next="always"/>
    </style:style>
    <style:style style:name="P178" style:family="paragraph" style:parent-style-name="List_20_Paragraph" style:list-style-name="WWNum4" style:master-page-name="Converted512">
      <style:paragraph-properties style:page-number="auto" fo:keep-with-next="always"/>
    </style:style>
    <style:style style:name="P179" style:family="paragraph" style:parent-style-name="List_20_Paragraph" style:list-style-name="WWNum4">
      <style:paragraph-properties fo:break-before="page"/>
      <style:text-properties officeooo:paragraph-rsid="000dd067"/>
    </style:style>
    <style:style style:name="P180" style:family="paragraph" style:parent-style-name="QuestionSeparator" style:master-page-name="Converted98">
      <style:paragraph-properties style:page-number="auto"/>
    </style:style>
    <style:style style:name="P181" style:family="paragraph" style:parent-style-name="QuestionSeparator" style:master-page-name="Converted112">
      <style:paragraph-properties style:page-number="auto"/>
    </style:style>
    <style:style style:name="P182" style:family="paragraph" style:parent-style-name="QuestionSeparator" style:master-page-name="Converted118">
      <style:paragraph-properties style:page-number="auto"/>
    </style:style>
    <style:style style:name="P183" style:family="paragraph" style:parent-style-name="QuestionSeparator" style:master-page-name="Converted144">
      <style:paragraph-properties style:page-number="auto"/>
    </style:style>
    <style:style style:name="P184" style:family="paragraph" style:parent-style-name="QuestionSeparator" style:master-page-name="Converted181">
      <style:paragraph-properties style:page-number="auto"/>
    </style:style>
    <style:style style:name="P185" style:family="paragraph" style:parent-style-name="QuestionSeparator" style:master-page-name="Converted306">
      <style:paragraph-properties style:page-number="auto"/>
    </style:style>
    <style:style style:name="P186" style:family="paragraph" style:parent-style-name="QuestionSeparator" style:master-page-name="Converted320">
      <style:paragraph-properties style:page-number="auto"/>
    </style:style>
    <style:style style:name="P187" style:family="paragraph" style:parent-style-name="QuestionSeparator" style:master-page-name="Converted325">
      <style:paragraph-properties style:page-number="auto"/>
    </style:style>
    <style:style style:name="P188" style:family="paragraph" style:parent-style-name="QuestionSeparator" style:master-page-name="Converted342">
      <style:paragraph-properties style:page-number="auto"/>
    </style:style>
    <style:style style:name="P189" style:family="paragraph" style:parent-style-name="QuestionSeparator" style:master-page-name="Converted356">
      <style:paragraph-properties style:page-number="auto"/>
    </style:style>
    <style:style style:name="P190" style:family="paragraph" style:parent-style-name="QuestionSeparator" style:master-page-name="Converted362">
      <style:paragraph-properties style:page-number="auto"/>
    </style:style>
    <style:style style:name="P191" style:family="paragraph" style:parent-style-name="QuestionSeparator" style:master-page-name="Converted376">
      <style:paragraph-properties style:page-number="auto"/>
    </style:style>
    <style:style style:name="P192" style:family="paragraph" style:parent-style-name="QuestionSeparator" style:master-page-name="Converted382">
      <style:paragraph-properties style:page-number="auto"/>
    </style:style>
    <style:style style:name="P193" style:family="paragraph" style:parent-style-name="QuestionSeparator" style:master-page-name="Converted396">
      <style:paragraph-properties style:page-number="auto"/>
    </style:style>
    <style:style style:name="P194" style:family="paragraph" style:parent-style-name="QuestionSeparator" style:master-page-name="Converted403">
      <style:paragraph-properties style:page-number="auto"/>
    </style:style>
    <style:style style:name="P195" style:family="paragraph" style:parent-style-name="QuestionSeparator" style:master-page-name="Converted418">
      <style:paragraph-properties style:page-number="auto"/>
    </style:style>
    <style:style style:name="P196" style:family="paragraph" style:parent-style-name="QuestionSeparator" style:master-page-name="Converted427">
      <style:paragraph-properties style:page-number="auto"/>
    </style:style>
    <style:style style:name="P197" style:family="paragraph" style:parent-style-name="QuestionSeparator" style:master-page-name="Converted435">
      <style:paragraph-properties style:page-number="auto"/>
    </style:style>
    <style:style style:name="P198" style:family="paragraph" style:parent-style-name="QuestionSeparator" style:master-page-name="Converted442">
      <style:paragraph-properties style:page-number="auto"/>
    </style:style>
    <style:style style:name="P199" style:family="paragraph" style:parent-style-name="QuestionSeparator" style:master-page-name="Converted471">
      <style:paragraph-properties style:page-number="auto"/>
    </style:style>
    <style:style style:name="P200" style:family="paragraph" style:parent-style-name="QuestionSeparator" style:master-page-name="Converted476">
      <style:paragraph-properties style:page-number="auto"/>
    </style:style>
    <style:style style:name="P201" style:family="paragraph" style:parent-style-name="QuestionSeparator" style:master-page-name="Converted485">
      <style:paragraph-properties style:page-number="auto"/>
    </style:style>
    <style:style style:name="P202" style:family="paragraph" style:parent-style-name="QuestionSeparator" style:master-page-name="Converted496">
      <style:paragraph-properties style:page-number="auto"/>
    </style:style>
    <style:style style:name="P203" style:family="paragraph" style:parent-style-name="QuestionSeparator" style:master-page-name="Converted501">
      <style:paragraph-properties style:page-number="auto"/>
    </style:style>
    <style:style style:name="P204" style:family="paragraph" style:parent-style-name="Standard" style:master-page-name="Converted44">
      <style:paragraph-properties style:page-number="auto" fo:keep-with-next="always"/>
      <style:text-properties fo:font-size="14pt" officeooo:paragraph-rsid="000a1baa" style:font-size-asian="14pt" style:font-size-complex="14pt"/>
    </style:style>
    <style:style style:name="P205" style:family="paragraph" style:parent-style-name="Standard">
      <style:text-properties fo:font-size="14pt" officeooo:paragraph-rsid="000cd7f4" style:font-size-asian="14pt" style:font-size-complex="14pt"/>
    </style:style>
    <style:style style:name="P206" style:family="paragraph" style:parent-style-name="Standard">
      <style:text-properties fo:font-size="14pt" officeooo:paragraph-rsid="000d7ece" style:font-size-asian="14pt" style:font-size-complex="14pt"/>
    </style:style>
    <style:style style:name="P207" style:family="paragraph" style:parent-style-name="Standard">
      <style:text-properties fo:font-size="14pt" officeooo:paragraph-rsid="000590b6" style:font-size-asian="14pt" style:font-size-complex="14pt"/>
    </style:style>
    <style:style style:name="P208" style:family="paragraph" style:parent-style-name="Standard">
      <style:text-properties fo:font-size="14pt" officeooo:paragraph-rsid="000a1baa" style:font-size-asian="14pt" style:font-size-complex="14pt"/>
    </style:style>
    <style:style style:name="P209" style:family="paragraph" style:parent-style-name="Standard">
      <style:text-properties fo:font-weight="bold" officeooo:paragraph-rsid="000cd7f4" style:font-weight-asian="bold" style:font-weight-complex="bold"/>
    </style:style>
    <style:style style:name="P210" style:family="paragraph" style:parent-style-name="Standard">
      <style:text-properties fo:font-weight="bold" officeooo:paragraph-rsid="000d7ece" style:font-weight-asian="bold" style:font-weight-complex="bold"/>
    </style:style>
    <style:style style:name="P211" style:family="paragraph" style:parent-style-name="Standard">
      <style:text-properties fo:color="#cccccc"/>
    </style:style>
    <style:style style:name="P212" style:family="paragraph" style:parent-style-name="Standard">
      <style:text-properties officeooo:paragraph-rsid="000cd7f4"/>
    </style:style>
    <style:style style:name="P213" style:family="paragraph" style:parent-style-name="Standard">
      <style:text-properties officeooo:paragraph-rsid="000d7ece"/>
    </style:style>
    <style:style style:name="P214" style:family="paragraph" style:parent-style-name="Standard">
      <style:paragraph-properties fo:break-before="page"/>
    </style:style>
    <style:style style:name="P215" style:family="paragraph" style:parent-style-name="Standard">
      <style:paragraph-properties fo:break-before="page"/>
      <style:text-properties fo:font-size="14pt" fo:font-weight="bold" officeooo:rsid="000cd7f4" officeooo:paragraph-rsid="000cd7f4" style:font-size-asian="14pt" style:font-weight-asian="bold" style:font-size-complex="14pt" style:font-weight-complex="bold"/>
    </style:style>
    <style:style style:name="P216" style:family="paragraph" style:parent-style-name="Standard">
      <style:paragraph-properties fo:break-before="page"/>
      <style:text-properties fo:font-size="14pt" fo:font-weight="bold" officeooo:rsid="000d7ece" officeooo:paragraph-rsid="000d7ece" style:font-size-asian="14pt" style:font-weight-asian="bold" style:font-size-complex="14pt" style:font-weight-complex="bold"/>
    </style:style>
    <style:style style:name="P217" style:family="paragraph" style:parent-style-name="Standard" style:master-page-name="Converted97">
      <style:paragraph-properties style:page-number="auto"/>
    </style:style>
    <style:style style:name="P218" style:family="paragraph" style:parent-style-name="Standard" style:master-page-name="Converted100">
      <style:paragraph-properties style:page-number="auto" fo:keep-with-next="always"/>
    </style:style>
    <style:style style:name="P219" style:family="paragraph" style:parent-style-name="Standard" style:master-page-name="Converted105">
      <style:paragraph-properties style:page-number="auto"/>
    </style:style>
    <style:style style:name="P220" style:family="paragraph" style:parent-style-name="Standard" style:master-page-name="Converted110">
      <style:paragraph-properties style:page-number="auto" fo:keep-with-next="always"/>
    </style:style>
    <style:style style:name="P221" style:family="paragraph" style:parent-style-name="Standard" style:master-page-name="Converted111">
      <style:paragraph-properties style:page-number="auto"/>
    </style:style>
    <style:style style:name="P222" style:family="paragraph" style:parent-style-name="Standard" style:master-page-name="Converted114">
      <style:paragraph-properties style:page-number="auto" fo:keep-with-next="always"/>
    </style:style>
    <style:style style:name="P223" style:family="paragraph" style:parent-style-name="Standard" style:master-page-name="Converted117">
      <style:paragraph-properties style:page-number="auto"/>
    </style:style>
    <style:style style:name="P224" style:family="paragraph" style:parent-style-name="Standard" style:master-page-name="Converted120">
      <style:paragraph-properties style:page-number="auto" fo:keep-with-next="always"/>
    </style:style>
    <style:style style:name="P225" style:family="paragraph" style:parent-style-name="Standard" style:master-page-name="Converted125">
      <style:paragraph-properties style:page-number="auto"/>
    </style:style>
    <style:style style:name="P226" style:family="paragraph" style:parent-style-name="Standard" style:master-page-name="Converted130">
      <style:paragraph-properties style:page-number="auto" fo:keep-with-next="always"/>
      <style:text-properties officeooo:paragraph-rsid="000dd067"/>
    </style:style>
    <style:style style:name="P227" style:family="paragraph" style:parent-style-name="Standard" style:master-page-name="Converted134">
      <style:paragraph-properties style:page-number="auto" fo:keep-with-next="always"/>
      <style:text-properties officeooo:paragraph-rsid="000dd067"/>
    </style:style>
    <style:style style:name="P228" style:family="paragraph" style:parent-style-name="Standard" style:master-page-name="Converted143">
      <style:paragraph-properties style:page-number="auto"/>
    </style:style>
    <style:style style:name="P229" style:family="paragraph" style:parent-style-name="Standard" style:master-page-name="Converted146">
      <style:paragraph-properties style:page-number="auto" fo:keep-with-next="always"/>
    </style:style>
    <style:style style:name="P230" style:family="paragraph" style:parent-style-name="Standard" style:master-page-name="Converted151">
      <style:paragraph-properties style:page-number="auto"/>
    </style:style>
    <style:style style:name="P231" style:family="paragraph" style:parent-style-name="Standard" style:master-page-name="Converted156">
      <style:paragraph-properties style:page-number="auto" fo:keep-with-next="always"/>
    </style:style>
    <style:style style:name="P232" style:family="paragraph" style:parent-style-name="Standard" style:master-page-name="Converted173">
      <style:paragraph-properties style:page-number="auto" fo:keep-with-next="always"/>
    </style:style>
    <style:style style:name="P233" style:family="paragraph" style:parent-style-name="Standard" style:master-page-name="Converted177">
      <style:paragraph-properties style:page-number="auto" fo:keep-with-next="always"/>
    </style:style>
    <style:style style:name="P234" style:family="paragraph" style:parent-style-name="Standard" style:master-page-name="Converted180">
      <style:paragraph-properties style:page-number="auto"/>
    </style:style>
    <style:style style:name="P235" style:family="paragraph" style:parent-style-name="Standard" style:master-page-name="Converted183">
      <style:paragraph-properties style:page-number="auto" fo:keep-with-next="always"/>
    </style:style>
    <style:style style:name="P236" style:family="paragraph" style:parent-style-name="Standard" style:master-page-name="Converted188">
      <style:paragraph-properties style:page-number="auto"/>
    </style:style>
    <style:style style:name="P237" style:family="paragraph" style:parent-style-name="Standard" style:master-page-name="Converted193">
      <style:paragraph-properties style:page-number="auto" fo:keep-with-next="always"/>
    </style:style>
    <style:style style:name="P238" style:family="paragraph" style:parent-style-name="Standard" style:master-page-name="Converted197">
      <style:paragraph-properties style:page-number="auto" fo:keep-with-next="always"/>
    </style:style>
    <style:style style:name="P239" style:family="paragraph" style:parent-style-name="Standard" style:master-page-name="Converted214">
      <style:paragraph-properties style:page-number="auto" fo:keep-with-next="always"/>
    </style:style>
    <style:style style:name="P240" style:family="paragraph" style:parent-style-name="Standard" style:master-page-name="Converted218">
      <style:paragraph-properties style:page-number="auto" fo:keep-with-next="always"/>
    </style:style>
    <style:style style:name="P241" style:family="paragraph" style:parent-style-name="Standard" style:master-page-name="Converted234">
      <style:paragraph-properties style:page-number="auto" fo:keep-with-next="always"/>
    </style:style>
    <style:style style:name="P242" style:family="paragraph" style:parent-style-name="Standard" style:master-page-name="Converted251">
      <style:paragraph-properties style:page-number="auto" fo:keep-with-next="always"/>
    </style:style>
    <style:style style:name="P243" style:family="paragraph" style:parent-style-name="Standard" style:master-page-name="Converted255">
      <style:paragraph-properties style:page-number="auto" fo:keep-with-next="always"/>
    </style:style>
    <style:style style:name="P244" style:family="paragraph" style:parent-style-name="Standard" style:master-page-name="Converted261">
      <style:paragraph-properties style:page-number="auto" fo:keep-with-next="always"/>
    </style:style>
    <style:style style:name="P245" style:family="paragraph" style:parent-style-name="Standard" style:master-page-name="Converted277">
      <style:paragraph-properties style:page-number="auto" fo:keep-with-next="always"/>
    </style:style>
    <style:style style:name="P246" style:family="paragraph" style:parent-style-name="Standard" style:master-page-name="Converted281">
      <style:paragraph-properties style:page-number="auto" fo:keep-with-next="always"/>
    </style:style>
    <style:style style:name="P247" style:family="paragraph" style:parent-style-name="Standard" style:master-page-name="Converted297">
      <style:paragraph-properties style:page-number="auto" fo:keep-with-next="always"/>
    </style:style>
    <style:style style:name="P248" style:family="paragraph" style:parent-style-name="Standard" style:master-page-name="Converted301">
      <style:paragraph-properties style:page-number="auto" fo:keep-with-next="always"/>
    </style:style>
    <style:style style:name="P249" style:family="paragraph" style:parent-style-name="Standard" style:master-page-name="Converted305">
      <style:paragraph-properties style:page-number="auto"/>
    </style:style>
    <style:style style:name="P250" style:family="paragraph" style:parent-style-name="Standard" style:master-page-name="Converted308">
      <style:paragraph-properties style:page-number="auto" fo:keep-with-next="always"/>
    </style:style>
    <style:style style:name="P251" style:family="paragraph" style:parent-style-name="Standard" style:master-page-name="Converted313">
      <style:paragraph-properties style:page-number="auto"/>
    </style:style>
    <style:style style:name="P252" style:family="paragraph" style:parent-style-name="Standard" style:master-page-name="Converted318">
      <style:paragraph-properties style:page-number="auto" fo:keep-with-next="always"/>
    </style:style>
    <style:style style:name="P253" style:family="paragraph" style:parent-style-name="Standard" style:master-page-name="Converted319">
      <style:paragraph-properties style:page-number="auto"/>
    </style:style>
    <style:style style:name="P254" style:family="paragraph" style:parent-style-name="Standard" style:master-page-name="Converted322">
      <style:paragraph-properties style:page-number="auto" fo:keep-with-next="always"/>
    </style:style>
    <style:style style:name="P255" style:family="paragraph" style:parent-style-name="Standard" style:master-page-name="Converted324">
      <style:paragraph-properties style:page-number="auto"/>
    </style:style>
    <style:style style:name="P256" style:family="paragraph" style:parent-style-name="Standard" style:master-page-name="Converted327">
      <style:paragraph-properties style:page-number="auto" fo:keep-with-next="always"/>
    </style:style>
    <style:style style:name="P257" style:family="paragraph" style:parent-style-name="Standard" style:master-page-name="Converted332">
      <style:paragraph-properties style:page-number="auto"/>
    </style:style>
    <style:style style:name="P258" style:family="paragraph" style:parent-style-name="Standard" style:master-page-name="Converted337">
      <style:paragraph-properties style:page-number="auto" fo:keep-with-next="always"/>
    </style:style>
    <style:style style:name="P259" style:family="paragraph" style:parent-style-name="Standard" style:master-page-name="Converted341">
      <style:paragraph-properties style:page-number="auto"/>
    </style:style>
    <style:style style:name="P260" style:family="paragraph" style:parent-style-name="Standard" style:master-page-name="Converted344">
      <style:paragraph-properties style:page-number="auto" fo:keep-with-next="always"/>
    </style:style>
    <style:style style:name="P261" style:family="paragraph" style:parent-style-name="Standard" style:master-page-name="Converted349">
      <style:paragraph-properties style:page-number="auto"/>
    </style:style>
    <style:style style:name="P262" style:family="paragraph" style:parent-style-name="Standard" style:master-page-name="Converted354">
      <style:paragraph-properties style:page-number="auto" fo:keep-with-next="always"/>
    </style:style>
    <style:style style:name="P263" style:family="paragraph" style:parent-style-name="Standard" style:master-page-name="Converted355">
      <style:paragraph-properties style:page-number="auto"/>
    </style:style>
    <style:style style:name="P264" style:family="paragraph" style:parent-style-name="Standard" style:master-page-name="Converted358">
      <style:paragraph-properties style:page-number="auto" fo:keep-with-next="always"/>
    </style:style>
    <style:style style:name="P265" style:family="paragraph" style:parent-style-name="Standard" style:master-page-name="Converted361">
      <style:paragraph-properties style:page-number="auto"/>
    </style:style>
    <style:style style:name="P266" style:family="paragraph" style:parent-style-name="Standard" style:master-page-name="Converted364">
      <style:paragraph-properties style:page-number="auto" fo:keep-with-next="always"/>
    </style:style>
    <style:style style:name="P267" style:family="paragraph" style:parent-style-name="Standard" style:master-page-name="Converted369">
      <style:paragraph-properties style:page-number="auto"/>
    </style:style>
    <style:style style:name="P268" style:family="paragraph" style:parent-style-name="Standard" style:master-page-name="Converted374">
      <style:paragraph-properties style:page-number="auto" fo:keep-with-next="always"/>
    </style:style>
    <style:style style:name="P269" style:family="paragraph" style:parent-style-name="Standard" style:master-page-name="Converted375">
      <style:paragraph-properties style:page-number="auto"/>
    </style:style>
    <style:style style:name="P270" style:family="paragraph" style:parent-style-name="Standard" style:master-page-name="Converted378">
      <style:paragraph-properties style:page-number="auto" fo:keep-with-next="always"/>
    </style:style>
    <style:style style:name="P271" style:family="paragraph" style:parent-style-name="Standard" style:master-page-name="Converted381">
      <style:paragraph-properties style:page-number="auto"/>
    </style:style>
    <style:style style:name="P272" style:family="paragraph" style:parent-style-name="Standard" style:master-page-name="Converted384">
      <style:paragraph-properties style:page-number="auto" fo:keep-with-next="always"/>
    </style:style>
    <style:style style:name="P273" style:family="paragraph" style:parent-style-name="Standard" style:master-page-name="Converted389">
      <style:paragraph-properties style:page-number="auto"/>
    </style:style>
    <style:style style:name="P274" style:family="paragraph" style:parent-style-name="Standard" style:master-page-name="Converted394">
      <style:paragraph-properties style:page-number="auto" fo:keep-with-next="always"/>
    </style:style>
    <style:style style:name="P275" style:family="paragraph" style:parent-style-name="Standard" style:master-page-name="Converted395">
      <style:paragraph-properties style:page-number="auto"/>
    </style:style>
    <style:style style:name="P276" style:family="paragraph" style:parent-style-name="Standard" style:master-page-name="Converted398">
      <style:paragraph-properties style:page-number="auto" fo:keep-with-next="always"/>
    </style:style>
    <style:style style:name="P277" style:family="paragraph" style:parent-style-name="Standard" style:master-page-name="Converted402">
      <style:paragraph-properties style:page-number="auto"/>
    </style:style>
    <style:style style:name="P278" style:family="paragraph" style:parent-style-name="Standard" style:master-page-name="Converted405">
      <style:paragraph-properties style:page-number="auto" fo:keep-with-next="always"/>
    </style:style>
    <style:style style:name="P279" style:family="paragraph" style:parent-style-name="Standard" style:master-page-name="Converted410">
      <style:paragraph-properties style:page-number="auto"/>
    </style:style>
    <style:style style:name="P280" style:family="paragraph" style:parent-style-name="Standard" style:master-page-name="Converted415">
      <style:paragraph-properties style:page-number="auto" fo:keep-with-next="always"/>
    </style:style>
    <style:style style:name="P281" style:family="paragraph" style:parent-style-name="Standard" style:master-page-name="Converted417">
      <style:paragraph-properties style:page-number="auto"/>
    </style:style>
    <style:style style:name="P282" style:family="paragraph" style:parent-style-name="Standard" style:master-page-name="Converted421">
      <style:paragraph-properties style:page-number="auto" fo:keep-with-next="always"/>
    </style:style>
    <style:style style:name="P283" style:family="paragraph" style:parent-style-name="Standard" style:master-page-name="Converted426">
      <style:paragraph-properties style:page-number="auto"/>
    </style:style>
    <style:style style:name="P284" style:family="paragraph" style:parent-style-name="Standard" style:master-page-name="Converted429">
      <style:paragraph-properties style:page-number="auto" fo:keep-with-next="always"/>
    </style:style>
    <style:style style:name="P285" style:family="paragraph" style:parent-style-name="Standard" style:master-page-name="Converted434">
      <style:paragraph-properties style:page-number="auto"/>
    </style:style>
    <style:style style:name="P286" style:family="paragraph" style:parent-style-name="Standard" style:master-page-name="Converted437">
      <style:paragraph-properties style:page-number="auto" fo:keep-with-next="always"/>
    </style:style>
    <style:style style:name="P287" style:family="paragraph" style:parent-style-name="Standard" style:master-page-name="Converted441">
      <style:paragraph-properties style:page-number="auto"/>
    </style:style>
    <style:style style:name="P288" style:family="paragraph" style:parent-style-name="Standard" style:master-page-name="Converted444">
      <style:paragraph-properties style:page-number="auto" fo:keep-with-next="always"/>
    </style:style>
    <style:style style:name="P289" style:family="paragraph" style:parent-style-name="Standard" style:master-page-name="Converted449">
      <style:paragraph-properties style:page-number="auto"/>
    </style:style>
    <style:style style:name="P290" style:family="paragraph" style:parent-style-name="Standard" style:master-page-name="Converted454">
      <style:paragraph-properties style:page-number="auto" fo:keep-with-next="always"/>
    </style:style>
    <style:style style:name="P291" style:family="paragraph" style:parent-style-name="Standard" style:master-page-name="Converted460">
      <style:paragraph-properties style:page-number="auto"/>
    </style:style>
    <style:style style:name="P292" style:family="paragraph" style:parent-style-name="Standard" style:master-page-name="Converted465">
      <style:paragraph-properties style:page-number="auto" fo:keep-with-next="always"/>
    </style:style>
    <style:style style:name="P293" style:family="paragraph" style:parent-style-name="Standard" style:master-page-name="Converted470">
      <style:paragraph-properties style:page-number="auto"/>
    </style:style>
    <style:style style:name="P294" style:family="paragraph" style:parent-style-name="Standard" style:master-page-name="Converted473">
      <style:paragraph-properties style:page-number="auto" fo:keep-with-next="always"/>
    </style:style>
    <style:style style:name="P295" style:family="paragraph" style:parent-style-name="Standard" style:master-page-name="Converted475">
      <style:paragraph-properties style:page-number="auto"/>
    </style:style>
    <style:style style:name="P296" style:family="paragraph" style:parent-style-name="Standard" style:master-page-name="Converted478">
      <style:paragraph-properties style:page-number="auto" fo:keep-with-next="always"/>
    </style:style>
    <style:style style:name="P297" style:family="paragraph" style:parent-style-name="Standard" style:master-page-name="Converted484">
      <style:paragraph-properties style:page-number="auto"/>
    </style:style>
    <style:style style:name="P298" style:family="paragraph" style:parent-style-name="Standard" style:master-page-name="Converted487">
      <style:paragraph-properties style:page-number="auto" fo:keep-with-next="always"/>
    </style:style>
    <style:style style:name="P299" style:family="paragraph" style:parent-style-name="Standard" style:master-page-name="Converted495">
      <style:paragraph-properties style:page-number="auto"/>
    </style:style>
    <style:style style:name="P300" style:family="paragraph" style:parent-style-name="Standard" style:master-page-name="Converted498">
      <style:paragraph-properties style:page-number="auto" fo:keep-with-next="always"/>
    </style:style>
    <style:style style:name="P301" style:family="paragraph" style:parent-style-name="Standard" style:master-page-name="Converted500">
      <style:paragraph-properties style:page-number="auto"/>
    </style:style>
    <style:style style:name="P302" style:family="paragraph" style:parent-style-name="Standard" style:master-page-name="Converted503">
      <style:paragraph-properties style:page-number="auto" fo:keep-with-next="always"/>
    </style:style>
    <style:style style:name="P303" style:family="paragraph" style:parent-style-name="Standard" style:master-page-name="Converted505">
      <style:paragraph-properties style:page-number="auto"/>
    </style:style>
    <style:style style:name="P304" style:family="paragraph" style:parent-style-name="Standard" style:master-page-name="Converted510">
      <style:paragraph-properties style:page-number="auto" fo:keep-with-next="always"/>
    </style:style>
    <style:style style:name="P305" style:family="paragraph" style:parent-style-name="Standard" style:master-page-name="Converted513">
      <style:paragraph-properties style:page-number="auto"/>
    </style:style>
    <style:style style:name="P306" style:family="paragraph" style:parent-style-name="Standard" style:master-page-name="Converted516">
      <style:paragraph-properties style:page-number="1"/>
    </style:style>
    <style:style style:name="P307" style:family="paragraph" style:parent-style-name="Standard">
      <style:paragraph-properties fo:margin-top="0in" fo:margin-bottom="0in" loext:contextual-spacing="false" fo:line-height="100%" fo:text-align="center" style:justify-single-word="false" fo:keep-with-next="always"/>
    </style:style>
    <style:style style:name="P308" style:family="paragraph" style:parent-style-name="Standard">
      <style:paragraph-properties fo:margin-top="0in" fo:margin-bottom="0in" loext:contextual-spacing="false" fo:line-height="100%" fo:text-align="center" style:justify-single-word="false"/>
    </style:style>
    <style:style style:name="P309" style:family="paragraph" style:parent-style-name="Standard">
      <style:paragraph-properties fo:margin-top="0.0835in" fo:margin-bottom="0.0835in" loext:contextual-spacing="false" fo:line-height="50%" fo:text-align="center" style:justify-single-word="false" fo:padding="0in" fo:border-left="none" fo:border-right="none" fo:border-top="0.99pt solid #cccccc" fo:border-bottom="none"/>
    </style:style>
    <style:style style:name="P310" style:family="paragraph" style:parent-style-name="Standard" style:master-page-name="Standard">
      <style:paragraph-properties style:page-number="auto" fo:keep-with-next="always"/>
      <style:text-properties fo:font-size="14pt" fo:font-weight="bold" officeooo:paragraph-rsid="000590b6" style:font-size-asian="14pt" style:font-weight-asian="bold" style:font-size-complex="14pt" style:font-weight-complex="bold"/>
    </style:style>
    <style:style style:name="P311" style:family="paragraph" style:parent-style-name="TextEntryLine" style:master-page-name="Converted323">
      <style:paragraph-properties fo:margin-left="0in" fo:margin-right="0in" fo:text-indent="0.278in" style:auto-text-indent="false" style:page-number="auto"/>
    </style:style>
    <style:style style:name="P312" style:family="paragraph" style:parent-style-name="TextEntryLine" style:master-page-name="Converted474">
      <style:paragraph-properties fo:margin-left="0in" fo:margin-right="0in" fo:text-indent="0.278in" style:auto-text-indent="false" style:page-number="auto"/>
    </style:style>
    <style:style style:name="T1" style:family="text">
      <style:text-properties fo:color="#000000"/>
    </style:style>
    <style:style style:name="T2" style:family="text">
      <style:text-properties fo:font-weight="bold" style:font-weight-asian="bold"/>
    </style:style>
    <style:style style:name="T3" style:family="text">
      <style:text-properties fo:font-weight="bold" officeooo:rsid="000a1baa"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A1 </text:p>
      <text:p text:style-name="P207"/>
      <text:p text:style-name="P207">Mr. A was given two tickets to the Regional lottery. He won <text:span text:style-name="T2">$50</text:span> in one lottery and <text:span text:style-name="T2">$25</text:span> in the other.<text:line-break/><text:line-break/>Mr. B was given a ticket to a single, larger Regional lottery. He won <text:span text:style-name="T2">$75.</text:span> <text:s/><text:line-break/> <text:s text:c="2"/><text:line-break/>Who is happier? <text:s/></text:p>
      <text:p text:style-name="P207"/>
      <text:list xml:id="list3106287053" text:style-name="WWNum4">
        <text:list-header>
          <text:p text:style-name="P58"/>
          <text:p text:style-name="P56">A <text:s/>(1) </text:p>
          <text:p text:style-name="P56">B <text:s/>(2) </text:p>
          <text:p text:style-name="P56">No difference <text:s text:c="2"/>(3) </text:p>
        </text:list-header>
      </text:list>
      <text:p text:style-name="P204"><text:span text:style-name="T3">B1</text:span> </text:p>
      <text:p text:style-name="P208"/>
      <text:p text:style-name="P212"><text:span text:style-name="T4">You are going to a sold-out game of your favorite local sport-team, and you have an extra ticket. The price marked on the ticket is </text:span><text:span text:style-name="T5">$5 but you were given the tickets for free by a friend</text:span><text:span text:style-name="T4">. <text:line-break/><text:line-break/>You want to get rid of the extra ticket and you know the going price is $5. You find someone who wants the ticket. There is no law against charging more than the price marked on the ticket</text:span></text:p>
      <text:p text:style-name="P205"/>
      <text:p text:style-name="P205"/>
      <text:p text:style-name="P205"/>
      <text:p text:style-name="P209">B1_1 What price do you ask for if…</text:p>
      <text:p text:style-name="P209"/>
      <text:p text:style-name="P212">He is a friend <text:s/>(1) ________________________________________________</text:p>
      <text:p text:style-name="P212">He is a stranger <text:s/>(2) ________________________________________________</text:p>
      <text:p text:style-name="P212"/>
      <text:p text:style-name="P209">B2_1 What would you have said if you found out that the going market price was $10 instead?</text:p>
      <text:p text:style-name="P209"/>
      <text:p text:style-name="P212">He is a friend <text:s/>(1) ________________________________________________</text:p>
      <text:p text:style-name="P212">He is a stranger <text:s/>(2) ________________________________________________</text:p>
      <text:p text:style-name="P212"/>
      <text:p text:style-name="P212"/>
      <text:p text:style-name="P212"/>
      <text:p text:style-name="P212"/>
      <text:p text:style-name="P215">C1</text:p>
      <text:p text:style-name="P205"/>
      <text:p text:style-name="P213"><text:span text:style-name="T4">You are on the beach on a hot day and you would really like a cold bottle of beer. A friend offers to go buy the beer from </text:span><text:span text:style-name="T5">a fancy resort hotel</text:span><text:span text:style-name="T4">. They ask how much you are willing to pay for the beer: they will only buy it if it costs as much or less than the price you state. You trust your friend, and there is no possibility of bargaining with the bartender.</text:span></text:p>
      <text:p text:style-name="P206"/>
      <text:p text:style-name="P206"/>
      <text:p text:style-name="P210">C1_1 What price do you tell them?</text:p>
      <text:p text:style-name="P210"/>
      <text:p text:style-name="P213"/>
      <text:p text:style-name="P213"/>
      <text:p text:style-name="P216">D</text:p>
      <text:p text:style-name="P206"/>
      <text:p text:style-name="P213"><text:span text:style-name="T4">You have a gym membership in a nearby town that you travel to on a regular basis. You go to this gym every single Monday night. The membership allows you to pay </text:span><text:span text:style-name="T5">$20</text:span><text:span text:style-name="T4"> (non-refundable) </text:span><text:span text:style-name="T5">per session</text:span><text:span text:style-name="T4">. One Monday, just after you have arrived and changed into your gym clothes, you receive a phone call that requires you to leave and forego your exercise that evening.</text:span></text:p>
      <text:p text:style-name="P206"/>
      <text:p text:style-name="P210">Which of the following statements better captures your feelings about the cost of the missed workout?</text:p>
      <text:list xml:id="list163228912906600" text:continue-numbering="true" text:style-name="WWNum4">
        <text:list-item>
          <text:p text:style-name="P59">I feel like I wasted $20 <text:s/>(1) </text:p>
        </text:list-item>
        <text:list-item>
          <text:p text:style-name="P60">I feel like I wasted nothing, since my visit had already been paid for <text:s/>(2) </text:p>
        </text:list-item>
        <text:list-item>
          <text:p text:style-name="P61">I feel like I wasted something but no specific amount or measure comes to mind <text:s/>(3) </text:p>
        </text:list-item>
      </text:list>
      <text:p text:style-name="P217"/>
      <text:p text:style-name="P180"/>
      <text:p text:style-name="Standard"/>
      <text:p text:style-name="P218">time_f1 Timing</text:p>
      <text:p text:style-name="P62">First Click <text:s/>(1)</text:p>
      <text:p text:style-name="P63">Last Click <text:s/>(2)</text:p>
      <text:p text:style-name="P64">Page Submit <text:s/>(3)</text:p>
      <text:p text:style-name="P65">Click Count <text:s/>(4)</text:p>
      <text:p text:style-name="P219"/>
      <text:p text:style-name="P2">End of Block: Membership to the gym scenario 1</text:p>
      <text:p text:style-name="P21"/>
      <text:p text:style-name="P35">Start of Block: jacket-calculator3</text:p>
      <text:p text:style-name="Standard"/>
      <text:p text:style-name="P220">Q98 Imagine that you are about to purchase a <text:span text:style-name="T2">jacket </text:span>for<text:span text:style-name="T2"> $125</text:span> and a <text:span text:style-name="T2">calculator </text:span>for<text:span text:style-name="T2"> $15</text:span>. The salesman informs you that the <text:span text:style-name="T2">calculator</text:span> you wish to buy <text:span text:style-name="T2">is on sale for $10</text:span> at the other branch store, located <text:span text:style-name="T2">20 minutes</text:span> away. </text:p>
      <text:p text:style-name="P221"/>
      <text:p text:style-name="P181"/>
      <text:p text:style-name="Standard"/>
      <text:p text:style-name="P222">d3 <text:s/>Would you make the trip to the other store?</text:p>
      <text:list xml:id="list163227212791604" text:continue-numbering="true" text:style-name="WWNum4">
        <text:list-item>
          <text:p text:style-name="P102">Yes <text:s/>(1) </text:p>
        </text:list-item>
        <text:list-item>
          <text:p text:style-name="P103">No <text:s/>(2) </text:p>
        </text:list-item>
      </text:list>
      <text:p text:style-name="P223"/>
      <text:p text:style-name="P182"/>
      <text:p text:style-name="Standard"/>
      <text:p text:style-name="P224">time_d3 Timing</text:p>
      <text:p text:style-name="P66">First Click <text:s/>(1)</text:p>
      <text:p text:style-name="P67">Last Click <text:s/>(2)</text:p>
      <text:p text:style-name="P68">Page Submit <text:s/>(3)</text:p>
      <text:p text:style-name="P69">Click Count <text:s/>(4)</text:p>
      <text:p text:style-name="P225"/>
      <text:p text:style-name="P3">End of Block: jacket-calculator3</text:p>
      <text:p text:style-name="P22"/>
      <text:p text:style-name="P36">Start of Block: The sold-out ticket scenario2</text:p>
      <text:p text:style-name="Standard"/>
      <text:p text:style-name="P226">sit6 Imagine you are going to a sold-out game of your favorite local sport-team, and you have an extra ticket. The price marked on the ticket is <text:span text:style-name="T2">$5</text:span> <text:span text:style-name="T2">which is what you paid for each ticket</text:span>.<text:line-break/> <text:line-break/> You want to get rid of the extra ticket and you know the going price is $5. You find someone who wants the ticket. There is no law against charging more than the price marked on the ticket.</text:p>
      <table:table table:name="Table1" table:style-name="Table1">
        <table:table-column table:style-name="Table1.A"/>
        <table:table-row table:style-name="Table1.1">
          <table:table-cell table:style-name="Table1.A1" office:value-type="string">
            <text:p text:style-name="P307"><draw:frame draw:style-name="fr2" draw:name="Image3" text:anchor-type="as-char" svg:width="0.25in" svg:height="0.25in" draw:z-index="0"><draw:image xlink:href="Pictures/100002010000001800000018DE4F40EFFD6797F3.png" xlink:type="simple" xlink:show="embed" xlink:actuate="onLoad" loext:mime-type="image/png"/></draw:frame></text:p>
          </table:table-cell>
        </table:table-row>
      </table:table>
      <text:p text:style-name="Standard"/>
      <text:p text:style-name="P227">B1_2 What price do you ask for if...</text:p>
      <text:list xml:id="list163227577717969" text:continue-numbering="true" text:style-name="WWNum4">
        <text:list-item>
          <text:p text:style-name="P104">He is a friend <text:s/>(1) ________________________________________________</text:p>
        </text:list-item>
        <text:list-item>
          <text:p text:style-name="P105">He is a stranger <text:s/>(2) ________________________________________________</text:p>
        </text:list-item>
      </text:list>
      <text:p text:style-name="P57"/>
      <text:list xml:id="list163228455888336" text:continue-numbering="true" text:style-name="WWNum4">
        <text:list-item>
          <text:p text:style-name="P179">B2_2 <text:s/>What would you have said if you found out that the going market price was $10 instead?</text:p>
        </text:list-item>
        <text:list-item>
          <text:p text:style-name="P106">He is a friend <text:s/>(1) ________________________________________________</text:p>
        </text:list-item>
        <text:list-item>
          <text:p text:style-name="P107">He is a stranger <text:s/>(2) ________________________________________________</text:p>
        </text:list-item>
      </text:list>
      <text:p text:style-name="P228"/>
      <text:p text:style-name="P183"/>
      <text:p text:style-name="Standard"/>
      <text:p text:style-name="P229">time_b2 Timing</text:p>
      <text:p text:style-name="P70">First Click <text:s/>(1)</text:p>
      <text:p text:style-name="P71">Last Click <text:s/>(2)</text:p>
      <text:p text:style-name="P72">Page Submit <text:s/>(3)</text:p>
      <text:p text:style-name="P73">Click Count <text:s/>(4)</text:p>
      <text:p text:style-name="P230"/>
      <text:p text:style-name="P4">End of Block: The sold-out ticket scenario2</text:p>
      <text:p text:style-name="P23"/>
      <text:p text:style-name="P37">Start of Block: Mr. A vs Mr. B2</text:p>
      <text:p text:style-name="Standard"/>
      <text:p text:style-name="P231">A2 Mr. A received a letter from the IRS saying that he made a minor arithmetical mistake on his tax return and owed <text:span text:style-name="T2">$100</text:span>. He received a similar letter the same day from his state income tax authority saying he owed <text:span text:style-name="T2">$50</text:span>. There were no other repercussions from either mistake.  <text:line-break/>  <text:s/><text:line-break/>Mr. B received a letter from the IRS saying he made a minor arithmetical mistake on his tax return and owed <text:span text:style-name="T2">$150</text:span>. There were no other repercussions from this mistake.  <text:s/><text:line-break/>  <text:s/><text:line-break/>Who is more upset?</text:p>
      <text:list xml:id="list163228045578682" text:continue-numbering="true" text:style-name="WWNum4">
        <text:list-item>
          <text:p text:style-name="P108">A <text:s/>(1) </text:p>
        </text:list-item>
        <text:list-item>
          <text:p text:style-name="P109">B <text:s/>(2) </text:p>
        </text:list-item>
        <text:list-item>
          <text:p text:style-name="P110">No difference <text:s/>(3) </text:p>
        </text:list-item>
      </text:list>
      <text:p text:style-name="P53">Start of Block: lost ticket 2</text:p>
      <text:p text:style-name="Standard"/>
      <text:p text:style-name="P232">lt2 Imagine you are on your way to a play, <text:span text:style-name="T2">with the intention of buying two tickets worth $40 in total.</text:span> On entering the theater, you realize that <text:span text:style-name="T2">you have lost $40 in cash.</text:span></text:p>
      <text:p text:style-name="P233">E2 Would you still pay $40 for a pair of tickets for the play?</text:p>
      <text:list xml:id="list163227229222112" text:continue-numbering="true" text:style-name="WWNum4">
        <text:list-item>
          <text:p text:style-name="P111">Yes <text:s/>(1) </text:p>
        </text:list-item>
        <text:list-item>
          <text:p text:style-name="P112">No <text:s/>(2) </text:p>
        </text:list-item>
      </text:list>
      <text:p text:style-name="P234"/>
      <text:p text:style-name="P184"/>
      <text:p text:style-name="Standard"/>
      <text:p text:style-name="P235">time_e2 Timing</text:p>
      <text:p text:style-name="P74">First Click <text:s/>(1)</text:p>
      <text:p text:style-name="P75">Last Click <text:s/>(2)</text:p>
      <text:p text:style-name="P76">Page Submit <text:s/>(3)</text:p>
      <text:p text:style-name="P77">Click Count <text:s/>(4)</text:p>
      <text:p text:style-name="P236"/>
      <text:p text:style-name="P5">End of Block: lost ticket 2</text:p>
      <text:p text:style-name="P24"/>
      <text:p text:style-name="P38">Start of Block: airplanes 2</text:p>
      <text:p text:style-name="Standard"/>
      <text:p text:style-name="P237">ac2 You are flying with a friend who has upgraded their ticket to business class and has two coupons, each worth $35, which can be used to upgrade your ticket/seat from economy to business class. They purchased one coupon for the standard price of $35, and received the other one for free. Just one coupon is required to upgrade your class on the current flight and your friend offers you the coupon <text:span text:style-name="T2">which he got for free</text:span> so that you can upgrade your ticket as well.<text:line-break/></text:p>
      <text:p text:style-name="P238">G2 What do you think is the most appropriate thing to do?</text:p>
      <text:list xml:id="list163228841162082" text:continue-numbering="true" text:style-name="WWNum4">
        <text:list-item>
          <text:p text:style-name="P113">Pay your friend $35 for the coupon. <text:s/>(1) </text:p>
        </text:list-item>
        <text:list-item>
          <text:p text:style-name="P114">Consider it a gift and not pay for the coupon. <text:s/>(2) </text:p>
        </text:list-item>
        <text:list-item>
          <text:p text:style-name="P115">Pay some, but not the full amount for the coupon (for example, half the price). <text:s/>(3) </text:p>
        </text:list-item>
      </text:list>
      <text:p text:style-name="P6">End of Block: airplanes 2</text:p>
      <text:p text:style-name="P39">Start of Block: jacket-calculator4</text:p>
      <text:p text:style-name="Standard"/>
      <text:p text:style-name="P239">Q108 Imagine that you are about to purchase a <text:span text:style-name="T2">jacket</text:span> for <text:span text:style-name="T2">$15</text:span> and a <text:span text:style-name="T2">calculator</text:span> for <text:span text:style-name="T2">$125</text:span>. The salesman informs you that the <text:span text:style-name="T2">calculator</text:span> you wish to buy is on sale for <text:span text:style-name="T2">$120</text:span> at the other branch store, located <text:span text:style-name="T2">20 minutes</text:span> away.</text:p>
      <text:p text:style-name="P240">d4 Would you make the trip to the other store?</text:p>
      <text:list xml:id="list163227353540093" text:continue-numbering="true" text:style-name="WWNum4">
        <text:list-item>
          <text:p text:style-name="P116">Yes <text:s/>(1) </text:p>
        </text:list-item>
        <text:list-item>
          <text:p text:style-name="P117">No <text:s/>(2) </text:p>
        </text:list-item>
      </text:list>
      <text:p text:style-name="P7">End of Block: jacket-calculator4</text:p>
      <text:p text:style-name="P40">Start of Block: Mr. A vs Mr. B3</text:p>
      <text:p text:style-name="Standard"/>
      <text:p text:style-name="P241">A3 <text:s/>Mr. A bought his first National lottery ticket and won <text:span text:style-name="T2">$100</text:span>. Also, in a freak accident, he damaged the rug in his apartment and had to pay the landlord <text:span text:style-name="T2">$80</text:span>.  <text:line-break/>  <text:s/><text:line-break/>Mr. B bought his first National lottery ticket and won <text:span text:style-name="T2">$20</text:span>.  <text:s/><text:line-break/>  <text:s/><text:line-break/>Who is happier?</text:p>
      <text:list xml:id="list163227809984984" text:continue-numbering="true" text:style-name="WWNum4">
        <text:list-item>
          <text:p text:style-name="P118">A <text:s/>(1) </text:p>
        </text:list-item>
        <text:list-item>
          <text:p text:style-name="P119">B <text:s/>(2) </text:p>
        </text:list-item>
        <text:list-item>
          <text:p text:style-name="P120">No difference <text:s/>(3) </text:p>
        </text:list-item>
      </text:list>
      <text:p text:style-name="P8">End of Block: Mr. A vs Mr. B3</text:p>
      <text:p text:style-name="P41">Start of Block: The sold-out ticket scenario3</text:p>
      <text:p text:style-name="Standard"/>
      <text:p text:style-name="P242">sit7 You are going to a sold-out game of your favorite local sport-team, and you have an extra ticket. The price marked on the ticket is <text:span text:style-name="T2">$5 but you paid $10 for each ticket when you bought them from another person</text:span>.<text:line-break/> <text:line-break/> You want to get rid of the extra ticket and you know the going price is $5. You find someone who wants the ticket. There is no law against charging more than the price marked on the ticket.</text:p>
      <text:p text:style-name="P243">B1_3 <text:s/>What price do you ask for if...</text:p>
      <text:list xml:id="list163228196272529" text:continue-numbering="true" text:style-name="WWNum4">
        <text:list-item>
          <text:p text:style-name="P121">He is a friend <text:s/>(1) ________________________________________________</text:p>
        </text:list-item>
        <text:list-item>
          <text:p text:style-name="P122">He is a stranger <text:s/>(2) ________________________________________________</text:p>
        </text:list-item>
      </text:list>
      <text:p text:style-name="P244">B2_3 What would you have said if you found out that the going market price was $10 instead?</text:p>
      <text:list xml:id="list163229101951745" text:continue-numbering="true" text:style-name="WWNum4">
        <text:list-item>
          <text:p text:style-name="P123">He is a friend <text:s/>(1) ________________________________________________</text:p>
        </text:list-item>
        <text:list-item>
          <text:p text:style-name="P124">He is a stranger <text:s/>(2) ________________________________________________</text:p>
        </text:list-item>
      </text:list>
      <text:p text:style-name="P9">End of Block: The sold-out ticket scenario3</text:p>
      <text:p text:style-name="P42">Start of Block: jacket-calculator2</text:p>
      <text:p text:style-name="Standard"/>
      <text:p text:style-name="P245">jk2 You are about to purchase a <text:span text:style-name="T2">jacket</text:span> for <text:span text:style-name="T2">$15</text:span> and a <text:span text:style-name="T2">Bluetooth speaker</text:span> for <text:span text:style-name="T2">$125</text:span>. The salesman informs you that the <text:span text:style-name="T2">speaker </text:span>you wish to buy is on sale for <text:span text:style-name="T2">$120</text:span> at the other branch store, located <text:span text:style-name="T2">20 minutes</text:span> away.</text:p>
      <text:p text:style-name="P246">D2_2 Would you make the trip to the other store?</text:p>
      <text:list xml:id="list163227718324346" text:continue-numbering="true" text:style-name="WWNum4">
        <text:list-item>
          <text:p text:style-name="P125">Yes <text:s/>(1) </text:p>
        </text:list-item>
        <text:list-item>
          <text:p text:style-name="P126">No <text:s/>(2) </text:p>
        </text:list-item>
      </text:list>
      <text:p text:style-name="P10">End of Block: jacket-calculator2</text:p>
      <text:p text:style-name="P43">Start of Block: membership gym</text:p>
      <text:p text:style-name="Standard"/>
      <text:p text:style-name="P247">mg2 You have a membership to a gym in a nearby town that you travel to for business on a regular basis. You go to this gym every single Monday night. The membership costs you <text:span text:style-name="T2">$1000 a year</text:span> (i.e., roughly $20 per visit). One Monday, just after you have arrived and changed into your gym clothes, you receive a phone call that requires you to leave and forego your exercise for that evening</text:p>
      <text:p text:style-name="P248">F2 Which of the following statements better captures your feelings about the cost of the missed workout?</text:p>
      <text:list xml:id="list163228068741239" text:continue-numbering="true" text:style-name="WWNum4">
        <text:list-item>
          <text:p text:style-name="P127">I feel like I wasted $20 <text:s/>(1) </text:p>
        </text:list-item>
        <text:list-item>
          <text:p text:style-name="P128">I feel like I wasted nothing, since my visit had already been paid for <text:s/>(2) </text:p>
        </text:list-item>
        <text:list-item>
          <text:p text:style-name="P129">I feel like I wasted something but no specific amount or measure comes to mind <text:s/>(3) </text:p>
        </text:list-item>
      </text:list>
      <text:p text:style-name="P249"/>
      <text:p text:style-name="P185"/>
      <text:p text:style-name="Standard"/>
      <text:p text:style-name="P250">time_f2 Timing</text:p>
      <text:p text:style-name="P78">First Click <text:s/>(1)</text:p>
      <text:p text:style-name="P79">Last Click <text:s/>(2)</text:p>
      <text:p text:style-name="P80">Page Submit <text:s/>(3)</text:p>
      <text:p text:style-name="P81">Click Count <text:s/>(4)</text:p>
      <text:p text:style-name="P251"/>
      <text:p text:style-name="P11">End of Block: membership gym</text:p>
      <text:p text:style-name="P25"/>
      <text:p text:style-name="P44">Start of Block: beer on the beach2</text:p>
      <text:p text:style-name="Standard"/>
      <text:p text:style-name="P252">Q69 You are on the beach on a hot day and you would really like a cold bottle of beer. <text:s/>A friend offers to go buy the beer from <text:span text:style-name="T2">a small, run-down grocery store</text:span>. They ask how much you are willing to pay for the beer: they will only buy it if it costs as much or less than the price you state. You trust your friend, and there is no possibility of bargaining with the store owner. <text:line-break/></text:p>
      <text:p text:style-name="P253"/>
      <text:p text:style-name="P186"/>
      <table:table table:name="Table4" table:style-name="Table4">
        <table:table-column table:style-name="Table4.A"/>
        <table:table-row table:style-name="Table4.1">
          <table:table-cell table:style-name="Table4.A1" office:value-type="string">
            <text:p text:style-name="P307"><draw:frame draw:style-name="fr3" draw:name="Image7" text:anchor-type="as-char" svg:width="0.25in" svg:height="0.25in" draw:z-index="0"><draw:image xlink:href="Pictures/100002010000001800000018DE4F40EFFD6797F3.png" xlink:type="simple" xlink:show="embed" xlink:actuate="onLoad" loext:mime-type="image/png"/></draw:frame></text:p>
          </table:table-cell>
        </table:table-row>
      </table:table>
      <text:p text:style-name="Standard"/>
      <text:p text:style-name="P254">C1_2 What price do you tell them?</text:p>
      <text:p text:style-name="P311">________________________________________________________________</text:p>
      <text:p text:style-name="P255"/>
      <text:p text:style-name="P187"/>
      <text:p text:style-name="Standard"/>
      <text:p text:style-name="P256">time_c2 <text:s/>Timing</text:p>
      <text:p text:style-name="P82">First Click <text:s/>(1)</text:p>
      <text:p text:style-name="P83">Last Click <text:s/>(2)</text:p>
      <text:p text:style-name="P84">Page Submit <text:s/>(3)</text:p>
      <text:p text:style-name="P85">Click Count <text:s/>(4)</text:p>
      <text:p text:style-name="P257"/>
      <text:p text:style-name="P12">End of Block: beer on the beach2</text:p>
      <text:p text:style-name="P26"/>
      <text:p text:style-name="P45">Start of Block: Mr. A vs Mr. B4</text:p>
      <text:p text:style-name="Standard"/>
      <text:p text:style-name="P258">A4 Mr. A’s car was damaged in a parking lot. He had to spend <text:span text:style-name="T2">$200</text:span> to repair the damage. The same day the car was damaged, he won <text:span text:style-name="T2">$25</text:span> in the office holiday raffle.  <text:line-break/>  <text:s/><text:line-break/>Mr. B’s car was damaged in a parking lot. He had to spend <text:span text:style-name="T2">$175</text:span> to repair the damage.  <text:s/><text:line-break/>  <text:s/><text:line-break/>Who is more upset? <text:line-break/>  </text:p>
      <text:list xml:id="list163228797282209" text:continue-numbering="true" text:style-name="WWNum4">
        <text:list-item>
          <text:p text:style-name="P130">A <text:s/>(1) </text:p>
        </text:list-item>
        <text:list-item>
          <text:p text:style-name="P131">B <text:s/>(2) </text:p>
        </text:list-item>
        <text:list-item>
          <text:p text:style-name="P132">No difference <text:s/>(3) </text:p>
        </text:list-item>
      </text:list>
      <text:p text:style-name="P259"/>
      <text:p text:style-name="P188"/>
      <text:p text:style-name="Standard"/>
      <text:p text:style-name="P260">time_a4 Timing</text:p>
      <text:p text:style-name="P86">First Click <text:s/>(1)</text:p>
      <text:p text:style-name="P87">Last Click <text:s/>(2)</text:p>
      <text:p text:style-name="P88">Page Submit <text:s/>(3)</text:p>
      <text:p text:style-name="P89">Click Count <text:s/>(4)</text:p>
      <text:p text:style-name="P261"/>
      <text:p text:style-name="P13">End of Block: Mr. A vs Mr. B4</text:p>
      <text:p text:style-name="P27"/>
      <text:p text:style-name="P46">Start of Block: jacket-calculator 1</text:p>
      <text:p text:style-name="Standard"/>
      <text:p text:style-name="P262">jk1 You are about to purchase a <text:span text:style-name="T2">jacket</text:span> for <text:span text:style-name="T2">$125</text:span> and a <text:span text:style-name="T2">Bluetooth speaker</text:span> for <text:span text:style-name="T2">$15</text:span>. The salesman informs you that the <text:span text:style-name="T2">speaker </text:span>you wish to buy is on sale for <text:span text:style-name="T2">$10</text:span> at the other branch store, located <text:span text:style-name="T2">20 minutes</text:span> away.</text:p>
      <text:p text:style-name="P263"/>
      <text:p text:style-name="P189"/>
      <text:p text:style-name="Standard"/>
      <text:p text:style-name="P264">D2_1 Would you make the trip to the other store?</text:p>
      <text:list xml:id="list163227003656599" text:continue-numbering="true" text:style-name="WWNum4">
        <text:list-item>
          <text:p text:style-name="P133">Yes <text:s/>(1) </text:p>
        </text:list-item>
        <text:list-item>
          <text:p text:style-name="P134">No <text:s/>(2) </text:p>
        </text:list-item>
      </text:list>
      <text:p text:style-name="P265"/>
      <text:p text:style-name="P190"/>
      <text:p text:style-name="Standard"/>
      <text:p text:style-name="P266">time_d1 Timing</text:p>
      <text:p text:style-name="P90">First Click <text:s/>(1)</text:p>
      <text:p text:style-name="P91">Last Click <text:s/>(2)</text:p>
      <text:p text:style-name="P92">Page Submit <text:s/>(3)</text:p>
      <text:p text:style-name="P93">Click Count <text:s/>(4)</text:p>
      <text:p text:style-name="P267"/>
      <text:p text:style-name="P14">End of Block: jacket-calculator 1</text:p>
      <text:p text:style-name="P28"/>
      <text:p text:style-name="P47">Start of Block: lost ticket 1</text:p>
      <text:p text:style-name="Standard"/>
      <text:p text:style-name="P268">lt2 Imagine you are on your way to a play with a pair of tickets for which <text:span text:style-name="T2">you have paid $40</text:span>. On entering the theater, you discover that <text:span text:style-name="T2">you have lost the tickets</text:span>.</text:p>
      <text:p text:style-name="P269"/>
      <text:p text:style-name="P191"/>
      <text:p text:style-name="Standard"/>
      <text:p text:style-name="P270">E1 Would you pay $40 for another pair of tickets?</text:p>
      <text:list xml:id="list163229041609945" text:continue-numbering="true" text:style-name="WWNum4">
        <text:list-item>
          <text:p text:style-name="P135">Yes <text:s/>(1) </text:p>
        </text:list-item>
        <text:list-item>
          <text:p text:style-name="P136">No <text:s/>(2) </text:p>
        </text:list-item>
      </text:list>
      <text:p text:style-name="P271"/>
      <text:p text:style-name="P192"/>
      <text:p text:style-name="Standard"/>
      <text:p text:style-name="P272">time_e1 Timing</text:p>
      <text:p text:style-name="P94">First Click <text:s/>(1)</text:p>
      <text:p text:style-name="P95">Last Click <text:s/>(2)</text:p>
      <text:p text:style-name="P96">Page Submit <text:s/>(3)</text:p>
      <text:p text:style-name="P97">Click Count <text:s/>(4)</text:p>
      <text:p text:style-name="P273"/>
      <text:p text:style-name="P15">End of Block: lost ticket 1</text:p>
      <text:p text:style-name="P29"/>
      <text:p text:style-name="P48">Start of Block: Airplanes coupons scenario 1</text:p>
      <text:p text:style-name="Standard"/>
      <text:p text:style-name="P274">ac1 You are flying with a friend who has upgraded their ticket to business class and has two coupons, each worth $35, which can be used to upgrade your ticket/seat from economy to business class. They purchased one coupon for the standard price of $35, and received the other one for free. Just one coupon is required to upgrade your class on the current flight, and your friend offers you the coupon <text:span text:style-name="T2">which he purchased</text:span> so that you can upgrade as well.</text:p>
      <text:p text:style-name="P275"/>
      <text:p text:style-name="P193"/>
      <text:p text:style-name="Standard"/>
      <text:p text:style-name="P276">G1 What do you think is the most appropriate thing to do?</text:p>
      <text:list xml:id="list163228268580846" text:continue-numbering="true" text:style-name="WWNum4">
        <text:list-item>
          <text:p text:style-name="P137">Pay your friend $35 for the coupon. <text:s/>(1) </text:p>
        </text:list-item>
        <text:list-item>
          <text:p text:style-name="P138">Consider it a gift and not pay for the coupon. <text:s/>(2) </text:p>
        </text:list-item>
        <text:list-item>
          <text:p text:style-name="P139">Pay some, but not the full amount for the coupon (for example, half the price). <text:s/>(3) </text:p>
        </text:list-item>
      </text:list>
      <text:p text:style-name="P277"/>
      <text:p text:style-name="P194"/>
      <text:p text:style-name="Standard"/>
      <text:p text:style-name="P278">time_g1 Timing</text:p>
      <text:p text:style-name="P98">First Click <text:s/>(1)</text:p>
      <text:p text:style-name="P99">Last Click <text:s/>(2)</text:p>
      <text:p text:style-name="P100">Page Submit <text:s/>(3)</text:p>
      <text:p text:style-name="P101">Click Count <text:s/>(4)</text:p>
      <text:p text:style-name="P279"/>
      <text:p text:style-name="P16">End of Block: Airplanes coupons scenario 1</text:p>
      <text:p text:style-name="P30"/>
      <text:p text:style-name="P49">Start of Block: Individual differences</text:p>
      <text:p text:style-name="Standard"/>
      <text:p text:style-name="P280">Ind_Col Please rate your agreement with the following questions. There is no right or wrong answer, we are simply interested in your personal opinion.</text:p>
      <table:table table:name="Table5" table:style-name="Table5">
        <table:table-column table:style-name="Table5.A"/>
        <table:table-column table:style-name="Table5.B"/>
        <table:table-column table:style-name="Table5.A" table:number-columns-repeated="2"/>
        <table:table-column table:style-name="Table5.B"/>
        <table:table-column table:style-name="Table5.F"/>
        <table:table-row table:style-name="Table5.1">
          <table:table-cell table:style-name="Table5.A1" office:value-type="string">
            <text:p text:style-name="P307"/>
          </table:table-cell>
          <table:table-cell table:style-name="Table5.B1" office:value-type="string">
            <text:p text:style-name="P308">Completely disagree (1)</text:p>
          </table:table-cell>
          <table:table-cell table:style-name="Table5.B1" office:value-type="string">
            <text:p text:style-name="P308">  (2)</text:p>
          </table:table-cell>
          <table:table-cell table:style-name="Table5.B1" office:value-type="string">
            <text:p text:style-name="P308">Neither agree<text:line-break/> nor disagree (3)</text:p>
          </table:table-cell>
          <table:table-cell table:style-name="Table5.B1" office:value-type="string">
            <text:p text:style-name="P308">  (4)</text:p>
          </table:table-cell>
          <table:table-cell table:style-name="Table5.B1" office:value-type="string">
            <text:p text:style-name="P308">Completely<text:line-break/> agree (5)</text:p>
          </table:table-cell>
        </table:table-row>
        <table:table-row table:style-name="Table5.1">
          <table:table-cell table:style-name="Table5.A2" office:value-type="string">
            <text:p text:style-name="P307">I'd rather depend on myself than on others. (1) </text:p>
          </table:table-cell>
          <table:table-cell table:style-name="Table5.B2" office:value-type="string">
            <text:list xml:id="list163227374587912" text:continue-numbering="true" text:style-name="WWNum4">
              <text:list-item>
                <text:p text:style-name="P140"/>
              </text:list-item>
            </text:list>
          </table:table-cell>
          <table:table-cell table:style-name="Table5.B2" office:value-type="string">
            <text:list xml:id="list163227538676350" text:continue-numbering="true" text:style-name="WWNum4">
              <text:list-item>
                <text:p text:style-name="P140"/>
              </text:list-item>
            </text:list>
          </table:table-cell>
          <table:table-cell table:style-name="Table5.B2" office:value-type="string">
            <text:list xml:id="list163228025562296" text:continue-numbering="true" text:style-name="WWNum4">
              <text:list-item>
                <text:p text:style-name="P140"/>
              </text:list-item>
            </text:list>
          </table:table-cell>
          <table:table-cell table:style-name="Table5.B2" office:value-type="string">
            <text:list xml:id="list163227522610593" text:continue-numbering="true" text:style-name="WWNum4">
              <text:list-item>
                <text:p text:style-name="P140"/>
              </text:list-item>
            </text:list>
          </table:table-cell>
          <table:table-cell table:style-name="Table5.B2" office:value-type="string">
            <text:list xml:id="list163228713147622" text:continue-numbering="true" text:style-name="WWNum4">
              <text:list-item>
                <text:p text:style-name="P140"/>
              </text:list-item>
            </text:list>
          </table:table-cell>
        </table:table-row>
        <table:table-row table:style-name="Table5.1">
          <table:table-cell table:style-name="Table5.A2" office:value-type="string">
            <text:p text:style-name="P307">I rely on myself most of the time; I rarely rely on others. (2) </text:p>
          </table:table-cell>
          <table:table-cell table:style-name="Table5.B2" office:value-type="string">
            <text:list xml:id="list163227868933574" text:continue-numbering="true" text:style-name="WWNum4">
              <text:list-item>
                <text:p text:style-name="P140"/>
              </text:list-item>
            </text:list>
          </table:table-cell>
          <table:table-cell table:style-name="Table5.B2" office:value-type="string">
            <text:list xml:id="list163227313415295" text:continue-numbering="true" text:style-name="WWNum4">
              <text:list-item>
                <text:p text:style-name="P140"/>
              </text:list-item>
            </text:list>
          </table:table-cell>
          <table:table-cell table:style-name="Table5.B2" office:value-type="string">
            <text:list xml:id="list163228784056350" text:continue-numbering="true" text:style-name="WWNum4">
              <text:list-item>
                <text:p text:style-name="P140"/>
              </text:list-item>
            </text:list>
          </table:table-cell>
          <table:table-cell table:style-name="Table5.B2" office:value-type="string">
            <text:list xml:id="list163228557228377" text:continue-numbering="true" text:style-name="WWNum4">
              <text:list-item>
                <text:p text:style-name="P140"/>
              </text:list-item>
            </text:list>
          </table:table-cell>
          <table:table-cell table:style-name="Table5.B2" office:value-type="string">
            <text:list xml:id="list163227752800777" text:continue-numbering="true" text:style-name="WWNum4">
              <text:list-item>
                <text:p text:style-name="P140"/>
              </text:list-item>
            </text:list>
          </table:table-cell>
        </table:table-row>
        <table:table-row table:style-name="Table5.1">
          <table:table-cell table:style-name="Table5.A2" office:value-type="string">
            <text:p text:style-name="P307">I often do "my own thing." (3) </text:p>
          </table:table-cell>
          <table:table-cell table:style-name="Table5.B2" office:value-type="string">
            <text:list xml:id="list163228224587481" text:continue-numbering="true" text:style-name="WWNum4">
              <text:list-item>
                <text:p text:style-name="P140"/>
              </text:list-item>
            </text:list>
          </table:table-cell>
          <table:table-cell table:style-name="Table5.B2" office:value-type="string">
            <text:list xml:id="list163227702803150" text:continue-numbering="true" text:style-name="WWNum4">
              <text:list-item>
                <text:p text:style-name="P140"/>
              </text:list-item>
            </text:list>
          </table:table-cell>
          <table:table-cell table:style-name="Table5.B2" office:value-type="string">
            <text:list xml:id="list163227230320232" text:continue-numbering="true" text:style-name="WWNum4">
              <text:list-item>
                <text:p text:style-name="P140"/>
              </text:list-item>
            </text:list>
          </table:table-cell>
          <table:table-cell table:style-name="Table5.B2" office:value-type="string">
            <text:list xml:id="list163228855620748" text:continue-numbering="true" text:style-name="WWNum4">
              <text:list-item>
                <text:p text:style-name="P140"/>
              </text:list-item>
            </text:list>
          </table:table-cell>
          <table:table-cell table:style-name="Table5.B2" office:value-type="string">
            <text:list xml:id="list163228117261948" text:continue-numbering="true" text:style-name="WWNum4">
              <text:list-item>
                <text:p text:style-name="P140"/>
              </text:list-item>
            </text:list>
          </table:table-cell>
        </table:table-row>
        <table:table-row table:style-name="Table5.1">
          <table:table-cell table:style-name="Table5.A2" office:value-type="string">
            <text:p text:style-name="P307">My personal identity, independent of others, is very important to me. (4) </text:p>
          </table:table-cell>
          <table:table-cell table:style-name="Table5.B2" office:value-type="string">
            <text:list xml:id="list163227044647092" text:continue-numbering="true" text:style-name="WWNum4">
              <text:list-item>
                <text:p text:style-name="P140"/>
              </text:list-item>
            </text:list>
          </table:table-cell>
          <table:table-cell table:style-name="Table5.B2" office:value-type="string">
            <text:list xml:id="list163227713616359" text:continue-numbering="true" text:style-name="WWNum4">
              <text:list-item>
                <text:p text:style-name="P140"/>
              </text:list-item>
            </text:list>
          </table:table-cell>
          <table:table-cell table:style-name="Table5.B2" office:value-type="string">
            <text:list xml:id="list163228954202035" text:continue-numbering="true" text:style-name="WWNum4">
              <text:list-item>
                <text:p text:style-name="P140"/>
              </text:list-item>
            </text:list>
          </table:table-cell>
          <table:table-cell table:style-name="Table5.B2" office:value-type="string">
            <text:list xml:id="list163229049195384" text:continue-numbering="true" text:style-name="WWNum4">
              <text:list-item>
                <text:p text:style-name="P140"/>
              </text:list-item>
            </text:list>
          </table:table-cell>
          <table:table-cell table:style-name="Table5.B2" office:value-type="string">
            <text:list xml:id="list163228824151482" text:continue-numbering="true" text:style-name="WWNum4">
              <text:list-item>
                <text:p text:style-name="P140"/>
              </text:list-item>
            </text:list>
          </table:table-cell>
        </table:table-row>
        <table:table-row table:style-name="Table5.1">
          <table:table-cell table:style-name="Table5.A2" office:value-type="string">
            <text:p text:style-name="P307">It is important that I do my job better than others. (5) </text:p>
          </table:table-cell>
          <table:table-cell table:style-name="Table5.B2" office:value-type="string">
            <text:list xml:id="list163228804650835" text:continue-numbering="true" text:style-name="WWNum4">
              <text:list-item>
                <text:p text:style-name="P140"/>
              </text:list-item>
            </text:list>
          </table:table-cell>
          <table:table-cell table:style-name="Table5.B2" office:value-type="string">
            <text:list xml:id="list163228808509088" text:continue-numbering="true" text:style-name="WWNum4">
              <text:list-item>
                <text:p text:style-name="P140"/>
              </text:list-item>
            </text:list>
          </table:table-cell>
          <table:table-cell table:style-name="Table5.B2" office:value-type="string">
            <text:list xml:id="list163227455241815" text:continue-numbering="true" text:style-name="WWNum4">
              <text:list-item>
                <text:p text:style-name="P140"/>
              </text:list-item>
            </text:list>
          </table:table-cell>
          <table:table-cell table:style-name="Table5.B2" office:value-type="string">
            <text:list xml:id="list163228613656427" text:continue-numbering="true" text:style-name="WWNum4">
              <text:list-item>
                <text:p text:style-name="P140"/>
              </text:list-item>
            </text:list>
          </table:table-cell>
          <table:table-cell table:style-name="Table5.B2" office:value-type="string">
            <text:list xml:id="list163229018623650" text:continue-numbering="true" text:style-name="WWNum4">
              <text:list-item>
                <text:p text:style-name="P140"/>
              </text:list-item>
            </text:list>
          </table:table-cell>
        </table:table-row>
        <table:table-row table:style-name="Table5.1">
          <table:table-cell table:style-name="Table5.A2" office:value-type="string">
            <text:p text:style-name="P307">Winning is everything. (6) </text:p>
          </table:table-cell>
          <table:table-cell table:style-name="Table5.B2" office:value-type="string">
            <text:list xml:id="list163228484290500" text:continue-numbering="true" text:style-name="WWNum4">
              <text:list-item>
                <text:p text:style-name="P140"/>
              </text:list-item>
            </text:list>
          </table:table-cell>
          <table:table-cell table:style-name="Table5.B2" office:value-type="string">
            <text:list xml:id="list163227512354649" text:continue-numbering="true" text:style-name="WWNum4">
              <text:list-item>
                <text:p text:style-name="P140"/>
              </text:list-item>
            </text:list>
          </table:table-cell>
          <table:table-cell table:style-name="Table5.B2" office:value-type="string">
            <text:list xml:id="list163228531943726" text:continue-numbering="true" text:style-name="WWNum4">
              <text:list-item>
                <text:p text:style-name="P140"/>
              </text:list-item>
            </text:list>
          </table:table-cell>
          <table:table-cell table:style-name="Table5.B2" office:value-type="string">
            <text:list xml:id="list163228000449552" text:continue-numbering="true" text:style-name="WWNum4">
              <text:list-item>
                <text:p text:style-name="P140"/>
              </text:list-item>
            </text:list>
          </table:table-cell>
          <table:table-cell table:style-name="Table5.B2" office:value-type="string">
            <text:list xml:id="list163228986365426" text:continue-numbering="true" text:style-name="WWNum4">
              <text:list-item>
                <text:p text:style-name="P140"/>
              </text:list-item>
            </text:list>
          </table:table-cell>
        </table:table-row>
        <table:table-row table:style-name="Table5.1">
          <table:table-cell table:style-name="Table5.A2" office:value-type="string">
            <text:p text:style-name="P307">Competition is the law of nature. (7) </text:p>
          </table:table-cell>
          <table:table-cell table:style-name="Table5.B2" office:value-type="string">
            <text:list xml:id="list163228455826377" text:continue-numbering="true" text:style-name="WWNum4">
              <text:list-item>
                <text:p text:style-name="P140"/>
              </text:list-item>
            </text:list>
          </table:table-cell>
          <table:table-cell table:style-name="Table5.B2" office:value-type="string">
            <text:list xml:id="list163229036158643" text:continue-numbering="true" text:style-name="WWNum4">
              <text:list-item>
                <text:p text:style-name="P140"/>
              </text:list-item>
            </text:list>
          </table:table-cell>
          <table:table-cell table:style-name="Table5.B2" office:value-type="string">
            <text:list xml:id="list163229046873337" text:continue-numbering="true" text:style-name="WWNum4">
              <text:list-item>
                <text:p text:style-name="P140"/>
              </text:list-item>
            </text:list>
          </table:table-cell>
          <table:table-cell table:style-name="Table5.B2" office:value-type="string">
            <text:list xml:id="list163228813375947" text:continue-numbering="true" text:style-name="WWNum4">
              <text:list-item>
                <text:p text:style-name="P140"/>
              </text:list-item>
            </text:list>
          </table:table-cell>
          <table:table-cell table:style-name="Table5.B2" office:value-type="string">
            <text:list xml:id="list163227912520305" text:continue-numbering="true" text:style-name="WWNum4">
              <text:list-item>
                <text:p text:style-name="P140"/>
              </text:list-item>
            </text:list>
          </table:table-cell>
        </table:table-row>
        <table:table-row table:style-name="Table5.1">
          <table:table-cell table:style-name="Table5.A2" office:value-type="string">
            <text:p text:style-name="P307">When another person does better than I do, I get tense and aroused. (8) </text:p>
          </table:table-cell>
          <table:table-cell table:style-name="Table5.B2" office:value-type="string">
            <text:list xml:id="list163227175497027" text:continue-numbering="true" text:style-name="WWNum4">
              <text:list-item>
                <text:p text:style-name="P140"/>
              </text:list-item>
            </text:list>
          </table:table-cell>
          <table:table-cell table:style-name="Table5.B2" office:value-type="string">
            <text:list xml:id="list163228746640702" text:continue-numbering="true" text:style-name="WWNum4">
              <text:list-item>
                <text:p text:style-name="P140"/>
              </text:list-item>
            </text:list>
          </table:table-cell>
          <table:table-cell table:style-name="Table5.B2" office:value-type="string">
            <text:list xml:id="list163228949397688" text:continue-numbering="true" text:style-name="WWNum4">
              <text:list-item>
                <text:p text:style-name="P140"/>
              </text:list-item>
            </text:list>
          </table:table-cell>
          <table:table-cell table:style-name="Table5.B2" office:value-type="string">
            <text:list xml:id="list163227883952579" text:continue-numbering="true" text:style-name="WWNum4">
              <text:list-item>
                <text:p text:style-name="P140"/>
              </text:list-item>
            </text:list>
          </table:table-cell>
          <table:table-cell table:style-name="Table5.B2" office:value-type="string">
            <text:list xml:id="list163228317160115" text:continue-numbering="true" text:style-name="WWNum4">
              <text:list-item>
                <text:p text:style-name="P140"/>
              </text:list-item>
            </text:list>
          </table:table-cell>
        </table:table-row>
        <table:table-row table:style-name="Table5.1">
          <table:table-cell table:style-name="Table5.A2" office:value-type="string">
            <text:p text:style-name="P307">If a coworker gets a prize, I would feel proud. (9) </text:p>
          </table:table-cell>
          <table:table-cell table:style-name="Table5.B2" office:value-type="string">
            <text:list xml:id="list163227962937196" text:continue-numbering="true" text:style-name="WWNum4">
              <text:list-item>
                <text:p text:style-name="P140"/>
              </text:list-item>
            </text:list>
          </table:table-cell>
          <table:table-cell table:style-name="Table5.B2" office:value-type="string">
            <text:list xml:id="list163228973255954" text:continue-numbering="true" text:style-name="WWNum4">
              <text:list-item>
                <text:p text:style-name="P140"/>
              </text:list-item>
            </text:list>
          </table:table-cell>
          <table:table-cell table:style-name="Table5.B2" office:value-type="string">
            <text:list xml:id="list163227306289559" text:continue-numbering="true" text:style-name="WWNum4">
              <text:list-item>
                <text:p text:style-name="P140"/>
              </text:list-item>
            </text:list>
          </table:table-cell>
          <table:table-cell table:style-name="Table5.B2" office:value-type="string">
            <text:list xml:id="list163227858538402" text:continue-numbering="true" text:style-name="WWNum4">
              <text:list-item>
                <text:p text:style-name="P140"/>
              </text:list-item>
            </text:list>
          </table:table-cell>
          <table:table-cell table:style-name="Table5.B2" office:value-type="string">
            <text:list xml:id="list163228634107173" text:continue-numbering="true" text:style-name="WWNum4">
              <text:list-item>
                <text:p text:style-name="P140"/>
              </text:list-item>
            </text:list>
          </table:table-cell>
        </table:table-row>
        <table:table-row table:style-name="Table5.1">
          <table:table-cell table:style-name="Table5.A2" office:value-type="string">
            <text:p text:style-name="P307">The well-being of my coworkers is important to me. (10) </text:p>
          </table:table-cell>
          <table:table-cell table:style-name="Table5.B2" office:value-type="string">
            <text:list xml:id="list163228981437762" text:continue-numbering="true" text:style-name="WWNum4">
              <text:list-item>
                <text:p text:style-name="P140"/>
              </text:list-item>
            </text:list>
          </table:table-cell>
          <table:table-cell table:style-name="Table5.B2" office:value-type="string">
            <text:list xml:id="list163227381785560" text:continue-numbering="true" text:style-name="WWNum4">
              <text:list-item>
                <text:p text:style-name="P140"/>
              </text:list-item>
            </text:list>
          </table:table-cell>
          <table:table-cell table:style-name="Table5.B2" office:value-type="string">
            <text:list xml:id="list163227792754278" text:continue-numbering="true" text:style-name="WWNum4">
              <text:list-item>
                <text:p text:style-name="P140"/>
              </text:list-item>
            </text:list>
          </table:table-cell>
          <table:table-cell table:style-name="Table5.B2" office:value-type="string">
            <text:list xml:id="list163228393600379" text:continue-numbering="true" text:style-name="WWNum4">
              <text:list-item>
                <text:p text:style-name="P140"/>
              </text:list-item>
            </text:list>
          </table:table-cell>
          <table:table-cell table:style-name="Table5.B2" office:value-type="string">
            <text:list xml:id="list163228209774918" text:continue-numbering="true" text:style-name="WWNum4">
              <text:list-item>
                <text:p text:style-name="P140"/>
              </text:list-item>
            </text:list>
          </table:table-cell>
        </table:table-row>
        <text:soft-page-break/>
        <table:table-row table:style-name="Table5.1">
          <table:table-cell table:style-name="Table5.A2" office:value-type="string">
            <text:p text:style-name="P307">To me, pleasure is spending time with others. (11) </text:p>
          </table:table-cell>
          <table:table-cell table:style-name="Table5.B2" office:value-type="string">
            <text:list xml:id="list163228792944989" text:continue-numbering="true" text:style-name="WWNum4">
              <text:list-item>
                <text:p text:style-name="P140"/>
              </text:list-item>
            </text:list>
          </table:table-cell>
          <table:table-cell table:style-name="Table5.B2" office:value-type="string">
            <text:list xml:id="list163228352688559" text:continue-numbering="true" text:style-name="WWNum4">
              <text:list-item>
                <text:p text:style-name="P140"/>
              </text:list-item>
            </text:list>
          </table:table-cell>
          <table:table-cell table:style-name="Table5.B2" office:value-type="string">
            <text:list xml:id="list163227255840393" text:continue-numbering="true" text:style-name="WWNum4">
              <text:list-item>
                <text:p text:style-name="P140"/>
              </text:list-item>
            </text:list>
          </table:table-cell>
          <table:table-cell table:style-name="Table5.B2" office:value-type="string">
            <text:list xml:id="list163228659960002" text:continue-numbering="true" text:style-name="WWNum4">
              <text:list-item>
                <text:p text:style-name="P140"/>
              </text:list-item>
            </text:list>
          </table:table-cell>
          <table:table-cell table:style-name="Table5.B2" office:value-type="string">
            <text:list xml:id="list163228047561252" text:continue-numbering="true" text:style-name="WWNum4">
              <text:list-item>
                <text:p text:style-name="P140"/>
              </text:list-item>
            </text:list>
          </table:table-cell>
        </table:table-row>
        <table:table-row table:style-name="Table5.1">
          <table:table-cell table:style-name="Table5.A2" office:value-type="string">
            <text:p text:style-name="P307">I feel good when I cooperate with others. (12) </text:p>
          </table:table-cell>
          <table:table-cell table:style-name="Table5.B2" office:value-type="string">
            <text:list xml:id="list163228936470547" text:continue-numbering="true" text:style-name="WWNum4">
              <text:list-item>
                <text:p text:style-name="P140"/>
              </text:list-item>
            </text:list>
          </table:table-cell>
          <table:table-cell table:style-name="Table5.B2" office:value-type="string">
            <text:list xml:id="list163228234875805" text:continue-numbering="true" text:style-name="WWNum4">
              <text:list-item>
                <text:p text:style-name="P140"/>
              </text:list-item>
            </text:list>
          </table:table-cell>
          <table:table-cell table:style-name="Table5.B2" office:value-type="string">
            <text:list xml:id="list163227600884148" text:continue-numbering="true" text:style-name="WWNum4">
              <text:list-item>
                <text:p text:style-name="P140"/>
              </text:list-item>
            </text:list>
          </table:table-cell>
          <table:table-cell table:style-name="Table5.B2" office:value-type="string">
            <text:list xml:id="list163229015737184" text:continue-numbering="true" text:style-name="WWNum4">
              <text:list-item>
                <text:p text:style-name="P140"/>
              </text:list-item>
            </text:list>
          </table:table-cell>
          <table:table-cell table:style-name="Table5.B2" office:value-type="string">
            <text:list xml:id="list163228994687235" text:continue-numbering="true" text:style-name="WWNum4">
              <text:list-item>
                <text:p text:style-name="P140"/>
              </text:list-item>
            </text:list>
          </table:table-cell>
        </table:table-row>
        <table:table-row table:style-name="Table5.1">
          <table:table-cell table:style-name="Table5.A2" office:value-type="string">
            <text:p text:style-name="P307">Parents and children must stay together as much as possible. (13) </text:p>
          </table:table-cell>
          <table:table-cell table:style-name="Table5.B2" office:value-type="string">
            <text:list xml:id="list163227489449165" text:continue-numbering="true" text:style-name="WWNum4">
              <text:list-item>
                <text:p text:style-name="P140"/>
              </text:list-item>
            </text:list>
          </table:table-cell>
          <table:table-cell table:style-name="Table5.B2" office:value-type="string">
            <text:list xml:id="list163228484235286" text:continue-numbering="true" text:style-name="WWNum4">
              <text:list-item>
                <text:p text:style-name="P140"/>
              </text:list-item>
            </text:list>
          </table:table-cell>
          <table:table-cell table:style-name="Table5.B2" office:value-type="string">
            <text:list xml:id="list163227792476442" text:continue-numbering="true" text:style-name="WWNum4">
              <text:list-item>
                <text:p text:style-name="P140"/>
              </text:list-item>
            </text:list>
          </table:table-cell>
          <table:table-cell table:style-name="Table5.B2" office:value-type="string">
            <text:list xml:id="list163229023198539" text:continue-numbering="true" text:style-name="WWNum4">
              <text:list-item>
                <text:p text:style-name="P140"/>
              </text:list-item>
            </text:list>
          </table:table-cell>
          <table:table-cell table:style-name="Table5.B2" office:value-type="string">
            <text:list xml:id="list163227670279096" text:continue-numbering="true" text:style-name="WWNum4">
              <text:list-item>
                <text:p text:style-name="P140"/>
              </text:list-item>
            </text:list>
          </table:table-cell>
        </table:table-row>
        <table:table-row table:style-name="Table5.1">
          <table:table-cell table:style-name="Table5.A2" office:value-type="string">
            <text:p text:style-name="P307">It is my duty to take care of my family, even when I have to sacrifice what I want. (14) </text:p>
          </table:table-cell>
          <table:table-cell table:style-name="Table5.B2" office:value-type="string">
            <text:list xml:id="list163228401028152" text:continue-numbering="true" text:style-name="WWNum4">
              <text:list-item>
                <text:p text:style-name="P140"/>
              </text:list-item>
            </text:list>
          </table:table-cell>
          <table:table-cell table:style-name="Table5.B2" office:value-type="string">
            <text:list xml:id="list163227553323382" text:continue-numbering="true" text:style-name="WWNum4">
              <text:list-item>
                <text:p text:style-name="P140"/>
              </text:list-item>
            </text:list>
          </table:table-cell>
          <table:table-cell table:style-name="Table5.B2" office:value-type="string">
            <text:list xml:id="list163228275342965" text:continue-numbering="true" text:style-name="WWNum4">
              <text:list-item>
                <text:p text:style-name="P140"/>
              </text:list-item>
            </text:list>
          </table:table-cell>
          <table:table-cell table:style-name="Table5.B2" office:value-type="string">
            <text:list xml:id="list163228349174757" text:continue-numbering="true" text:style-name="WWNum4">
              <text:list-item>
                <text:p text:style-name="P140"/>
              </text:list-item>
            </text:list>
          </table:table-cell>
          <table:table-cell table:style-name="Table5.B2" office:value-type="string">
            <text:list xml:id="list163228497942000" text:continue-numbering="true" text:style-name="WWNum4">
              <text:list-item>
                <text:p text:style-name="P140"/>
              </text:list-item>
            </text:list>
          </table:table-cell>
        </table:table-row>
        <table:table-row table:style-name="Table5.1">
          <table:table-cell table:style-name="Table5.A2" office:value-type="string">
            <text:p text:style-name="P307">Family members should stick together, no matter what sacrifices are required. (15) </text:p>
          </table:table-cell>
          <table:table-cell table:style-name="Table5.B2" office:value-type="string">
            <text:list xml:id="list163228222954208" text:continue-numbering="true" text:style-name="WWNum4">
              <text:list-item>
                <text:p text:style-name="P140"/>
              </text:list-item>
            </text:list>
          </table:table-cell>
          <table:table-cell table:style-name="Table5.B2" office:value-type="string">
            <text:list xml:id="list163227774961552" text:continue-numbering="true" text:style-name="WWNum4">
              <text:list-item>
                <text:p text:style-name="P140"/>
              </text:list-item>
            </text:list>
          </table:table-cell>
          <table:table-cell table:style-name="Table5.B2" office:value-type="string">
            <text:list xml:id="list163227713830938" text:continue-numbering="true" text:style-name="WWNum4">
              <text:list-item>
                <text:p text:style-name="P140"/>
              </text:list-item>
            </text:list>
          </table:table-cell>
          <table:table-cell table:style-name="Table5.B2" office:value-type="string">
            <text:list xml:id="list163228550590476" text:continue-numbering="true" text:style-name="WWNum4">
              <text:list-item>
                <text:p text:style-name="P140"/>
              </text:list-item>
            </text:list>
          </table:table-cell>
          <table:table-cell table:style-name="Table5.B2" office:value-type="string">
            <text:list xml:id="list163227103191724" text:continue-numbering="true" text:style-name="WWNum4">
              <text:list-item>
                <text:p text:style-name="P140"/>
              </text:list-item>
            </text:list>
          </table:table-cell>
        </table:table-row>
        <table:table-row table:style-name="Table5.1">
          <table:table-cell table:style-name="Table5.A2" office:value-type="string">
            <text:p text:style-name="P307">It is important to me that I respect the decisions made by my groups. <text:s/>(16) </text:p>
          </table:table-cell>
          <table:table-cell table:style-name="Table5.B2" office:value-type="string">
            <text:list xml:id="list163228773873826" text:continue-numbering="true" text:style-name="WWNum4">
              <text:list-item>
                <text:p text:style-name="P140"/>
              </text:list-item>
            </text:list>
          </table:table-cell>
          <table:table-cell table:style-name="Table5.B2" office:value-type="string">
            <text:list xml:id="list163229085690278" text:continue-numbering="true" text:style-name="WWNum4">
              <text:list-item>
                <text:p text:style-name="P140"/>
              </text:list-item>
            </text:list>
          </table:table-cell>
          <table:table-cell table:style-name="Table5.B2" office:value-type="string">
            <text:list xml:id="list163227124043001" text:continue-numbering="true" text:style-name="WWNum4">
              <text:list-item>
                <text:p text:style-name="P140"/>
              </text:list-item>
            </text:list>
          </table:table-cell>
          <table:table-cell table:style-name="Table5.B2" office:value-type="string">
            <text:list xml:id="list163227067997679" text:continue-numbering="true" text:style-name="WWNum4">
              <text:list-item>
                <text:p text:style-name="P140"/>
              </text:list-item>
            </text:list>
          </table:table-cell>
          <table:table-cell table:style-name="Table5.B2" office:value-type="string">
            <text:list xml:id="list163227045951562" text:continue-numbering="true" text:style-name="WWNum4">
              <text:list-item>
                <text:p text:style-name="P140"/>
              </text:list-item>
            </text:list>
          </table:table-cell>
        </table:table-row>
      </table:table>
      <text:p text:style-name="Standard"/>
      <text:p text:style-name="P281"/>
      <text:p text:style-name="P195"/>
      <table:table table:name="Table6" table:style-name="Table6">
        <table:table-column table:style-name="Table6.A"/>
        <table:table-column table:style-name="Table6.B"/>
        <table:table-row table:style-name="Table6.1">
          <table:table-cell table:style-name="Table6.A1" office:value-type="string">
            <text:p text:style-name="P211">Page Break</text:p>
          </table:table-cell>
          <table:table-cell table:style-name="Table6.A1" office:value-type="string">
            <text:p text:style-name="P309"/>
          </table:table-cell>
        </table:table-row>
      </table:table>
      <text:p text:style-name="Standard"/>
      <text:p text:style-name="P214"/>
      <text:p text:style-name="P282">fin_lit1 Suppose you have $100 in a savings account and the interest rate is 2% per year. After 5 years, how much do you think you would have in the account if you let the money grow?</text:p>
      <text:list xml:id="list163227326925375" text:continue-numbering="true" text:style-name="WWNum4">
        <text:list-item>
          <text:p text:style-name="P141">More than $102 <text:s/>(4) </text:p>
        </text:list-item>
        <text:list-item>
          <text:p text:style-name="P142">Exactly $102 <text:s/>(5) </text:p>
        </text:list-item>
        <text:list-item>
          <text:p text:style-name="P143">Less than $102 <text:s/>(6) </text:p>
        </text:list-item>
        <text:list-item>
          <text:p text:style-name="P144">I do not know <text:s/>(7) </text:p>
        </text:list-item>
      </text:list>
      <text:p text:style-name="P283"/>
      <text:p text:style-name="P196"/>
      <text:p text:style-name="Standard"/>
      <text:p text:style-name="P284">fin_lit2 Imagine that the interest rate on your savings account was 1% per year and inflation was 2% per year. After 1 year, how much would you be able to buy with the money in this account?</text:p>
      <text:list xml:id="list163228918087884" text:continue-numbering="true" text:style-name="WWNum4">
        <text:list-item>
          <text:p text:style-name="P145">More than today <text:s/>(4) </text:p>
        </text:list-item>
        <text:list-item>
          <text:p text:style-name="P146">Exactly the same as today <text:s/>(5) </text:p>
        </text:list-item>
        <text:list-item>
          <text:p text:style-name="P147">Less than today <text:s/>(6) </text:p>
        </text:list-item>
        <text:list-item>
          <text:p text:style-name="P148">I do not know <text:s/>(7) </text:p>
        </text:list-item>
      </text:list>
      <text:p text:style-name="P285"/>
      <text:p text:style-name="P197"/>
      <text:p text:style-name="Standard"/>
      <text:p text:style-name="P286">fin_lit3 Buying a single company's stock usually provides a safer return than a stock mutual fund.</text:p>
      <text:list xml:id="list163228785626451" text:continue-numbering="true" text:style-name="WWNum4">
        <text:list-item>
          <text:p text:style-name="P149">True <text:s/>(1) </text:p>
        </text:list-item>
        <text:list-item>
          <text:p text:style-name="P150">False <text:s/>(2) </text:p>
        </text:list-item>
        <text:list-item>
          <text:p text:style-name="P151">I do not know <text:s/>(3) </text:p>
        </text:list-item>
      </text:list>
      <text:p text:style-name="P287"/>
      <text:p text:style-name="P198"/>
      <text:p text:style-name="Standard"/>
      <text:p text:style-name="P288">fin_lit4 If interest rates rise, what will typically happen to bond prices?</text:p>
      <text:list xml:id="list163227651241937" text:continue-numbering="true" text:style-name="WWNum4">
        <text:list-item>
          <text:p text:style-name="P152">They collapse <text:s/>(4) </text:p>
        </text:list-item>
        <text:list-item>
          <text:p text:style-name="P153">They remain unchanged <text:s/>(5) </text:p>
        </text:list-item>
        <text:list-item>
          <text:p text:style-name="P154">There is no relationship <text:s/>(6) </text:p>
        </text:list-item>
        <text:list-item>
          <text:p text:style-name="P155">I do not know <text:s/>(7) </text:p>
        </text:list-item>
      </text:list>
      <text:p text:style-name="P289"/>
      <text:p text:style-name="P17">End of Block: Individual differences</text:p>
      <text:p text:style-name="P31"/>
      <text:p text:style-name="P50">Start of Block: Attention check</text:p>
      <text:p text:style-name="Standard"/>
      <text:p text:style-name="P290">H1 How serious have you been about filling in the survey?</text:p>
      <text:list xml:id="list163227230860473" text:continue-numbering="true" text:style-name="WWNum4">
        <text:list-item>
          <text:p text:style-name="P156">Not serious at all <text:s/>(1) </text:p>
        </text:list-item>
        <text:list-item>
          <text:p text:style-name="P157">Slightly serious <text:s/>(2) </text:p>
        </text:list-item>
        <text:list-item>
          <text:p text:style-name="P158">Moderately serious <text:s/>(3) </text:p>
        </text:list-item>
        <text:list-item>
          <text:p text:style-name="P159">Very serious <text:s/>(4) </text:p>
        </text:list-item>
        <text:list-item>
          <text:p text:style-name="P160">Absolutely serious <text:s/>(5) </text:p>
        </text:list-item>
      </text:list>
      <text:p text:style-name="P291"/>
      <text:p text:style-name="P18">End of Block: Attention check</text:p>
      <text:p text:style-name="P32"/>
      <text:p text:style-name="P51">Start of Block: Demographics</text:p>
      <text:p text:style-name="Standard"/>
      <text:p text:style-name="P292">Gender What gender do you identify as?</text:p>
      <text:list xml:id="list163227424281422" text:continue-numbering="true" text:style-name="WWNum4">
        <text:list-item>
          <text:p text:style-name="P161">Male <text:s/>(1) </text:p>
        </text:list-item>
        <text:list-item>
          <text:p text:style-name="P162">Female <text:s/>(2) </text:p>
        </text:list-item>
        <text:list-item>
          <text:p text:style-name="P163">Non-binary / third gender <text:s/>(3) </text:p>
        </text:list-item>
        <text:list-item>
          <text:p text:style-name="P164">Prefer not to say <text:s/>(4) </text:p>
        </text:list-item>
      </text:list>
      <text:p text:style-name="P293"/>
      <text:p text:style-name="P199"/>
      <table:table table:name="Table7" table:style-name="Table7">
        <table:table-column table:style-name="Table7.A"/>
        <table:table-row table:style-name="Table7.1">
          <table:table-cell table:style-name="Table7.A1" office:value-type="string">
            <text:p text:style-name="P307"><draw:frame draw:style-name="fr3" draw:name="WordQuestionValidation.png" text:anchor-type="as-char" svg:width="0.25in" svg:height="0.25in" draw:z-index="0"><draw:image xlink:href="Pictures/100002010000001800000018F98B09FA176F4D0E.png" xlink:type="simple" xlink:show="embed" xlink:actuate="onLoad" loext:mime-type="image/png"/></draw:frame></text:p>
          </table:table-cell>
        </table:table-row>
      </table:table>
      <text:p text:style-name="Standard"/>
      <text:p text:style-name="P294">Age <text:s/>What is your age (in years)?</text:p>
      <text:p text:style-name="P312">________________________________________________________________</text:p>
      <text:p text:style-name="P295"/>
      <text:p text:style-name="P200"/>
      <text:p text:style-name="Standard"/>
      <text:p text:style-name="P296">Income Which of the following best describes your personal income last year?</text:p>
      <text:list xml:id="list163227453679997" text:continue-numbering="true" text:style-name="WWNum4">
        <text:list-item>
          <text:p text:style-name="P165">Less than $50,000 <text:s/>(1) </text:p>
        </text:list-item>
        <text:list-item>
          <text:p text:style-name="P166">$50,000 - $99,999 <text:s/>(2) </text:p>
        </text:list-item>
        <text:list-item>
          <text:p text:style-name="P167">$100,000 - $149,999 <text:s/>(3) </text:p>
        </text:list-item>
        <text:list-item>
          <text:p text:style-name="P168">More than $150,000 <text:s/>(4) </text:p>
        </text:list-item>
        <text:list-item>
          <text:p text:style-name="P169">Prefer not to answer <text:s/>(5) </text:p>
        </text:list-item>
      </text:list>
      <text:p text:style-name="P297"/>
      <text:p text:style-name="P201"/>
      <text:p text:style-name="Standard"/>
      <text:p text:style-name="P298">Education Please select the highest level of education that you have attained</text:p>
      <text:list xml:id="list163228453739302" text:continue-numbering="true" text:style-name="WWNum4">
        <text:list-item>
          <text:p text:style-name="P170">Less than high school <text:s/>(1) </text:p>
        </text:list-item>
        <text:list-item>
          <text:p text:style-name="P171">High school graduate <text:s/>(2) </text:p>
        </text:list-item>
        <text:list-item>
          <text:p text:style-name="P172">Some college <text:s/>(3) </text:p>
        </text:list-item>
        <text:list-item>
          <text:p text:style-name="P173">2 year degree <text:s/>(4) </text:p>
        </text:list-item>
        <text:list-item>
          <text:p text:style-name="P174">4 year degree <text:s/>(5) </text:p>
        </text:list-item>
        <text:list-item>
          <text:p text:style-name="P175">Professional degree <text:s/>(6) </text:p>
        </text:list-item>
        <text:list-item>
          <text:p text:style-name="P176">PhD/Doctorate <text:s/>(7) </text:p>
        </text:list-item>
      </text:list>
      <text:p text:style-name="P299"/>
      <text:p text:style-name="P202"/>
      <text:p text:style-name="Standard"/>
      <text:p text:style-name="P300">Nationality Which nation do you live in?</text:p>
      <text:p text:style-name="P54">▼ Austria (1) ... Vietnam (25)</text:p>
      <text:p text:style-name="P301"/>
      <text:p text:style-name="P203"/>
      <text:p text:style-name="Standard"/>
      <text:p text:style-name="P302">Mother tongue <text:s text:c="2"/>Which language is your mother tongue?</text:p>
      <text:p text:style-name="P55">▼ Afrikaans (1) ... Vietnamese (21)</text:p>
      <text:p text:style-name="P303"/>
      <text:p text:style-name="P19">End of Block: Demographics</text:p>
      <text:p text:style-name="P33"/>
      <text:p text:style-name="P52">Start of Block: debriefing</text:p>
      <text:p text:style-name="Standard"/>
      <text:p text:style-name="P304">Debriefing Dear participant, <text:line-break/> The research in which you participated was aimed at replicating the Mental Accounting effect, an effect according to which a person attributes different value to the same amount of money, based on subjective criteria. Specifically, people tend to subjectively organize economic resources into different mental accounts. <text:line-break/> In addition, in this study, we measured some individual differences that might have an influence on mental accounting. In particular: <text:s text:c="2"/><text:tab/> <text:tab/>Scale to measure tendency towards individualism or collectivism (Triandis and Gelfand, 1998) <text:tab/> <text:tab/> <text:tab/>Scale to measure financial literacy (Lusardi and Mitchell, 2014).  <text:tab/> <text:tab/> <text:tab/>Ad hoc question to collect demographic data <text:tab/> <text:s text:c="2"/>Finally, we inform you that we have also used an attentional check to measure respondent engagement.<text:line-break/> The purpose of this study could not be fully revealed at the beginning of the study to prevent it from influencing your answers. <text:line-break/> Now that you have received this information, we ask you to confirm your willingness to participate in this study. Otherwise, if you wish to withdraw your consent, your data will not be used and will be deleted.</text:p>
      <text:list xml:id="list163229177194890" text:continue-numbering="true" text:style-name="WWNum4">
        <text:list-item>
          <text:p text:style-name="P177">I agree to participate in the research <text:s text:c="2"/>(1) </text:p>
        </text:list-item>
        <text:list-item>
          <text:p text:style-name="P178">I do NOT agree to participate in the research <text:s/>(2) </text:p>
        </text:list-item>
      </text:list>
      <text:p text:style-name="P305"/>
      <text:p text:style-name="P20">End of Block: debriefing</text:p>
      <text:p text:style-name="P34"/>
      <text:p text:style-name="P3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DejaVu Sans"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rSlider" style:family="paragraph" style:parent-style-name="Standard" style:default-outline-level="">
      <style:paragraph-properties fo:margin-top="0.0555in" fo:margin-bottom="0in" loext:contextual-spacing="false" fo:line-height="100%" fo:padding="0in" fo:border-left="none" fo:border-right="none" fo:border-top="20.01pt solid #499fd1" fo:border-bottom="none"/>
    </style:style>
    <style:style style:name="QSummary" style:family="paragraph" style:parent-style-name="Standard" style:default-outline-level="">
      <style:text-properties fo:font-weight="bold" style:font-weight-asian="bold"/>
    </style:style>
    <style:style style:name="QLabel" style:family="paragraph" style:parent-style-name="Standard" style:default-outline-level="">
      <loext:graphic-properties draw:fill="solid" draw:fill-color="#d9d9d9"/>
      <style:paragraph-properties fo:background-color="#d9d9d9" fo:padding-left="0.0555in" fo:padding-right="0.0555in" fo:padding-top="0in" fo:padding-bottom="0in" fo:border-left="0.51pt solid #d9d9d9" fo:border-right="0.51pt solid #d9d9d9" fo:border-top="none" fo:border-bottom="none"/>
      <style:text-properties fo:font-size="16pt" fo:font-weight="bold" style:font-size-asian="16pt" style:font-weight-asian="bold"/>
    </style:style>
    <style:style style:name="WhiteText" style:family="paragraph" style:next-style-name="Standard" style:default-outline-level="">
      <style:paragraph-properties fo:margin-top="0in" fo:margin-bottom="0in" loext:contextual-spacing="false" fo:line-height="100%" fo:text-align="start" style:justify-single-word="false" fo:orphans="2" fo:widows="2" style:writing-mode="lr-tb"/>
      <style:text-properties fo:color="#ffffff"/>
    </style:style>
    <style:style style:name="Whit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fo:color="#ffffff"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DisplayLogic" style:family="paragraph" style:parent-style-name="Standard" style:default-outline-level="">
      <loext:graphic-properties draw:fill="solid" draw:fill-color="#6898bb"/>
      <style:paragraph-properties fo:margin-top="0.0835in" fo:margin-bottom="0.0835in" loext:contextual-spacing="false" fo:line-height="0.1665in" fo:background-color="#6898bb"/>
      <style:text-properties fo:color="#ffffff" fo:font-size="10pt" fo:font-style="italic" style:font-size-asian="10pt" style:font-style-asian="italic"/>
    </style:style>
    <style:style style:name="QSkipLogic" style:family="paragraph" style:parent-style-name="Standard" style:default-outline-level="">
      <loext:graphic-properties draw:fill="solid" draw:fill-color="#8d8d8d"/>
      <style:paragraph-properties fo:margin-top="0.0835in" fo:margin-bottom="0.0835in" loext:contextual-spacing="false" fo:line-height="0.1665in" fo:background-color="#8d8d8d"/>
      <style:text-properties fo:color="#ffffff" fo:font-size="10pt" fo:font-style="italic" style:font-size-asian="10pt" style:font-style-asian="italic"/>
    </style:style>
    <style:style style:name="SingleLineText" style:family="paragraph" style:next-style-name="Standard" style:default-outline-level="">
      <style:paragraph-properties fo:margin-top="0in" fo:margin-bottom="0in" loext:contextual-spacing="false" fo:line-height="100%" fo:text-align="start" style:justify-single-word="false" fo:orphans="2" fo:widows="2" style:writing-mode="lr-tb"/>
    </style:style>
    <style:style style:name="QDynamicChoices" style:family="paragraph" style:parent-style-name="Standard" style:default-outline-level="">
      <loext:graphic-properties draw:fill="solid" draw:fill-color="#6fac3d"/>
      <style:paragraph-properties fo:margin-top="0.0835in" fo:margin-bottom="0.0835in" loext:contextual-spacing="false" fo:line-height="0.1665in" fo:background-color="#6fac3d"/>
      <style:text-properties fo:color="#ffffff" fo:font-size="10pt" fo:font-style="italic" style:font-size-asian="10pt" style:font-style-asian="italic"/>
    </style:style>
    <style:style style:name="QReusableChoices" style:family="paragraph" style:parent-style-name="Standard" style:default-outline-level="">
      <loext:graphic-properties draw:fill="solid" draw:fill-color="#3ea18e"/>
      <style:paragraph-properties fo:margin-top="0.0835in" fo:margin-bottom="0.0835in" loext:contextual-spacing="false" fo:line-height="0.1665in" fo:background-color="#3ea18e"/>
      <style:text-properties fo:color="#ffffff" fo:font-size="10pt" fo:font-style="italic" style:font-size-asian="10pt" style:font-style-asian="italic"/>
    </style:style>
    <style:style style:name="H1"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32pt" fo:font-weight="bold" style:font-size-asian="32pt" style:font-weight-asian="bold" style:font-size-complex="32pt"/>
    </style:style>
    <style:style style:name="H2"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24pt" fo:font-weight="bold" style:font-size-asian="24pt" style:font-weight-asian="bold" style:font-size-complex="24pt"/>
    </style:style>
    <style:style style:name="H3" style:family="paragraph" style:next-style-name="Standard" style:default-outline-level="">
      <style:paragraph-properties fo:margin-top="0in" fo:margin-bottom="0.0835in" loext:contextual-spacing="false" fo:line-height="100%" fo:text-align="start" style:justify-single-word="false"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paragraph-properties fo:margin-top="0.0835in" fo:margin-bottom="0.0835in" loext:contextual-spacing="false" fo:line-height="100%"/>
      <style:text-properties fo:color="#cccccc" fo:font-weight="bold" style:font-weight-asian="bold"/>
    </style:style>
    <style:style style:name="BlockEndLabel" style:family="paragraph" style:parent-style-name="Standard" style:default-outline-level="">
      <style:paragraph-properties fo:margin-top="0.0835in" fo:margin-bottom="0in" loext:contextual-spacing="false" fo:line-height="100%"/>
      <style:text-properties fo:color="#cccccc" fo:font-weight="bold" style:font-weight-asian="bold"/>
    </style:style>
    <style:style style:name="BlockSeparator" style:family="paragraph" style:parent-style-name="Standard" style:default-outline-level="">
      <style:paragraph-properties fo:margin-top="0in" fo:margin-bottom="0in" loext:contextual-spacing="false" fo:line-height="50%" fo:text-align="center" style:justify-single-word="false" fo:padding="0in" fo:border-left="none" fo:border-right="none" fo:border-top="none" fo:border-bottom="0.99pt solid #cccccc"/>
      <style:text-properties fo:color="#cccccc" fo:font-weight="bold" style:font-weight-asian="bold"/>
    </style:style>
    <style:style style:name="QuestionSeparator" style:family="paragraph" style:parent-style-name="Standard" style:default-outline-level="">
      <style:paragraph-properties fo:margin-top="0.0835in" fo:margin-bottom="0.0835in" loext:contextual-spacing="false" fo:line-height="50%" fo:padding="0in" fo:border-left="none" fo:border-right="none" fo:border-top="0.99pt dashed #cccccc" fo:border-bottom="none"/>
    </style:style>
    <style:style style:name="Dropdown" style:family="paragraph" style:parent-style-name="Standard" style:default-outline-level="">
      <style:paragraph-properties fo:margin-top="0.0835in" fo:margin-bottom="0.0835in" loext:contextual-spacing="false" fo:line-height="100%" fo:padding="0.0555in" fo:border="0.51pt solid #cccccc"/>
    </style:style>
    <style:style style:name="TextEntryLine" style:family="paragraph" style:parent-style-name="Standard" style:default-outline-level="">
      <style:paragraph-properties fo:margin-top="0.1665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FGreen" style:family="paragraph" style:parent-style-name="Standard" style:default-outline-level="">
      <loext:graphic-properties draw:fill="solid" draw:fill-color="#edf2e3"/>
      <style:paragraph-properties fo:background-color="#edf2e3" fo:padding="0.0555in" fo:border="0.51pt solid #d1d9bd"/>
      <style:text-properties fo:color="#809163" fo:font-weight="bold" style:font-weight-asian="bold"/>
    </style:style>
    <style:style style:name="SFBlue" style:family="paragraph" style:parent-style-name="Standard" style:default-outline-level="">
      <loext:graphic-properties draw:fill="solid" draw:fill-color="#e6ecf5"/>
      <style:paragraph-properties fo:background-color="#e6ecf5" fo:padding="0.0555in" fo:border="0.51pt solid #c3cddb"/>
      <style:text-properties fo:color="#426092" fo:font-weight="bold" style:font-weight-asian="bold"/>
    </style:style>
    <style:style style:name="SFPurple" style:family="paragraph" style:parent-style-name="Standard" style:default-outline-level="">
      <loext:graphic-properties draw:fill="solid" draw:fill-color="#f2e3f2"/>
      <style:paragraph-properties fo:background-color="#f2e3f2" fo:padding="0.0555in" fo:border="0.51pt solid #d1c0d1"/>
      <style:text-properties fo:color="#916391" fo:font-weight="bold" style:font-weight-asian="bold"/>
    </style:style>
    <style:style style:name="SFGray" style:family="paragraph" style:parent-style-name="Standard" style:default-outline-level="">
      <loext:graphic-properties draw:fill="solid" draw:fill-color="#f2f2f2"/>
      <style:paragraph-properties fo:background-color="#f2f2f2" fo:padding="0.0555in" fo:border="0.51pt solid #cfcfcf"/>
      <style:text-properties fo:color="#555555" fo:font-weight="bold" style:font-weight-asian="bold"/>
    </style:style>
    <style:style style:name="SFRed" style:family="paragraph" style:parent-style-name="Standard" style:default-outline-level="">
      <loext:graphic-properties draw:fill="solid" draw:fill-color="#8c0707"/>
      <style:paragraph-properties fo:background-color="#8c0707" fo:padding="0.0555in" fo:border="0.51pt solid #700606"/>
      <style:text-properties fo:color="#ffffff" fo:font-weight="bold" style:font-weight-asian="bold"/>
    </style:style>
    <style:style style:name="QPlaceholderAlert" style:family="paragraph" style:parent-style-name="Standard" style:default-outline-level="">
      <style:text-properties fo:color="#ff00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1" style:font-family-asian="'Courier New'" style:font-family-generic-asian="system" style:font-pitch-asian="variable" style:font-size-asian="28pt" style:font-name-complex="Courier New1" style:font-family-complex="'Courier New'" style:font-family-generic-complex="system" style:font-pitch-complex="variable"/>
    </style:style>
    <style:style style:name="ListLabel_20_2" style:display-name="ListLabel 2" style:family="text">
      <style:text-properties fo:color="#bfbfbf" fo:font-size="28pt" style:font-name-asian="Courier New1" style:font-family-asian="'Courier New'" style:font-family-generic-asian="system" style:font-pitch-asian="variable" style:font-size-asian="28pt" style:font-name-complex="Courier New1" style:font-family-complex="'Courier New'" style:font-family-generic-complex="system" style:font-pitch-complex="variable"/>
    </style:style>
    <style:style style:name="ListLabel_20_3" style:display-name="ListLabel 3" style:family="text">
      <style:text-properties fo:color="#bfbfbf" fo:font-size="26pt" style:font-name-asian="Courier New1" style:font-family-asian="'Courier New'" style:font-family-generic-asian="system" style:font-pitch-asian="variable" style:font-size-asian="26pt" style:font-name-complex="Courier New1" style:font-family-complex="'Courier New'" style:font-family-generic-complex="system" style:font-pitch-complex="variable"/>
    </style:style>
    <style:style style:name="ListLabel_20_4" style:display-name="ListLabel 4" style:family="text">
      <style:text-properties fo:color="#bfbfbf" fo:font-size="26pt" style:font-name-asian="Courier New1" style:font-family-asian="'Courier New'" style:font-family-generic-asian="system" style:font-pitch-asian="variable" style:font-size-asian="26pt"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Multi_20_punch" style:display-name="Multi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gle_20_punch" style:display-name="Single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margin-left="0.25in"/>
        </style:list-level-properties>
        <style:text-properties style:font-name="Courier New"/>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margin-left="0.25in"/>
        </style:list-level-properties>
        <style:text-properties style:font-name="Courier New"/>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o">
        <style:list-level-properties text:list-level-position-and-space-mode="label-alignment">
          <style:list-level-label-alignment text:label-followed-by="listtab" fo:margin-left="0.25in"/>
        </style:list-level-properties>
        <style:text-properties style:font-name="Courier New"/>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o">
        <style:list-level-properties text:list-level-position-and-space-mode="label-alignment">
          <style:list-level-label-alignment text:label-followed-by="listtab" fo:margin-left="0.25in"/>
        </style:list-level-properties>
        <style:text-properties style:font-name="Courier New"/>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T1" style:family="text">
      <style:text-properties fo:color="#00000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2">
      <style:header>
        <text:p text:style-name="Header"/>
      </style:header>
      <style:footer>
        <text:p text:style-name="Footer"><draw:frame draw:style-name="Mfr1" draw:name="Frame1" text:anchor-type="paragraph" svg:y="0.0008in" draw:z-index="0"><draw:text-box fo:min-height="0.0161in" fo:min-width="0.0161in"><text:p text:style-name="MP1"><text:span text:style-name="MT1">Page </text:span><text:span text:style-name="page_20_number"><text:page-number text:select-page="current">1</text:page-number></text:span><text:span text:style-name="MT1"><text:s/>of </text:span><text:span text:style-name="page_20_number"><text:page-count>301</text:page-count></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ulticultural_full_nested_ShortForm</dc:title>
    <meta:initial-creator>Qualtrics</meta:initial-creator>
    <meta:editing-cycles>19</meta:editing-cycles>
    <meta:creation-date>2022-04-13T17:42:41</meta:creation-date>
    <dc:date>2022-04-14T16:32:26.789795754</dc:date>
    <meta:editing-duration>PT34M50S</meta:editing-duration>
    <meta:generator>LibreOffice/6.4.7.2$Linux_X86_64 LibreOffice_project/40$Build-2</meta:generator>
    <meta:document-statistic meta:table-count="5" meta:image-count="3" meta:object-count="0" meta:page-count="301" meta:paragraph-count="339" meta:word-count="2882" meta:character-count="15346" meta:non-whitespace-character-count="12556"/>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